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2"/>
          <table:table-cell table:style-name="Default" office:value-type="string" calcext:value-type="string">
            <text:p>Section 5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097" calcext:value-type="float">
            <text:p>0.097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" calcext:value-type="float">
            <text:p>0.14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66" calcext:value-type="float">
            <text:p>-0.066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44" calcext:value-type="float">
            <text:p>-0.044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9" calcext:value-type="float">
            <text:p>-0.029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16" calcext:value-type="float">
            <text:p>-0.016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65" calcext:value-type="float">
            <text:p>-0.165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152" calcext:value-type="float">
            <text:p>-0.152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45" calcext:value-type="float">
            <text:p>-0.145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3" calcext:value-type="float">
            <text:p>-0.13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56" calcext:value-type="float">
            <text:p>-0.056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208" calcext:value-type="float">
            <text:p>-0.208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93" calcext:value-type="float">
            <text:p>-0.193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87" calcext:value-type="float">
            <text:p>-0.287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65" calcext:value-type="float">
            <text:p>-0.265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91" calcext:value-type="float">
            <text:p>-0.291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79" calcext:value-type="float">
            <text:p>-0.279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239" calcext:value-type="float">
            <text:p>-0.239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209" calcext:value-type="float">
            <text:p>-0.209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77" calcext:value-type="float">
            <text:p>-0.177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283" calcext:value-type="float">
            <text:p>-0.283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219" calcext:value-type="float">
            <text:p>-0.219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91" calcext:value-type="float">
            <text:p>-0.191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271" calcext:value-type="float">
            <text:p>-0.271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348" calcext:value-type="float">
            <text:p>-0.348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325" calcext:value-type="float">
            <text:p>-0.325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275" calcext:value-type="float">
            <text:p>-0.275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27" calcext:value-type="float">
            <text:p>-0.227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519" calcext:value-type="float">
            <text:p>-0.519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253" calcext:value-type="float">
            <text:p>0.253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329" calcext:value-type="float">
            <text:p>-0.329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807" calcext:value-type="float">
            <text:p>0.807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437" calcext:value-type="float">
            <text:p>-0.437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483" calcext:value-type="float">
            <text:p>-0.483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98" calcext:value-type="float">
            <text:p>0.598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51" calcext:value-type="float">
            <text:p>-0.51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523" calcext:value-type="float">
            <text:p>-0.52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0.073" calcext:value-type="float">
            <text:p>0.073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067" calcext:value-type="float">
            <text:p>-0.067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249" calcext:value-type="float">
            <text:p>0.249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396" calcext:value-type="float">
            <text:p>-0.396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0.492" calcext:value-type="float">
            <text:p>-0.492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568" calcext:value-type="float">
            <text:p>-0.568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09" calcext:value-type="float">
            <text:p>-0.609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755" calcext:value-type="float">
            <text:p>0.755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497" calcext:value-type="float">
            <text:p>-0.497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469" calcext:value-type="float">
            <text:p>0.469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341" calcext:value-type="float">
            <text:p>-0.341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312" calcext:value-type="float">
            <text:p>-0.312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315" calcext:value-type="float">
            <text:p>-0.31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404" calcext:value-type="float">
            <text:p>-0.404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241" calcext:value-type="float">
            <text:p>-0.241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294" calcext:value-type="float">
            <text:p>-0.294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603" calcext:value-type="float">
            <text:p>-0.603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0.65" calcext:value-type="float">
            <text:p>-0.6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95" calcext:value-type="float">
            <text:p>-0.69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02" calcext:value-type="float">
            <text:p>-0.302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571" calcext:value-type="float">
            <text:p>-0.571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585" calcext:value-type="float">
            <text:p>-0.585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652" calcext:value-type="float">
            <text:p>-0.65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262" calcext:value-type="float">
            <text:p>-0.262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288" calcext:value-type="float">
            <text:p>-0.288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299" calcext:value-type="float">
            <text:p>-0.299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01" calcext:value-type="float">
            <text:p>-0.301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295" calcext:value-type="float">
            <text:p>-0.295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373" calcext:value-type="float">
            <text:p>-0.373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316" calcext:value-type="float">
            <text:p>-0.316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286" calcext:value-type="float">
            <text:p>-0.286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47" calcext:value-type="float">
            <text:p>-0.247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292" calcext:value-type="float">
            <text:p>-0.292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282" calcext:value-type="float">
            <text:p>-0.282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4" calcext:value-type="float">
            <text:p>-0.24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1" office:value-type="float" office:value="-0.233" calcext:value-type="float">
            <text:p>-0.233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06" calcext:value-type="float">
            <text:p>-0.206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1" office:value-type="float" office:value="-0.199" calcext:value-type="float">
            <text:p>-0.199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8" calcext:value-type="float">
            <text:p>-0.18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192" calcext:value-type="float">
            <text:p>-0.192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75" calcext:value-type="float">
            <text:p>-0.175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1" office:value-type="float" office:value="-0.16" calcext:value-type="float">
            <text:p>-0.16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42" calcext:value-type="float">
            <text:p>-0.142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262" calcext:value-type="float">
            <text:p>-0.262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27" calcext:value-type="float">
            <text:p>-0.227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53" calcext:value-type="float">
            <text:p>-0.153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27" calcext:value-type="float">
            <text:p>-0.127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1" office:value-type="float" office:value="-0.129" calcext:value-type="float">
            <text:p>-0.129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5" calcext:value-type="float">
            <text:p>-0.105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258" calcext:value-type="float">
            <text:p>-0.258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22" calcext:value-type="float">
            <text:p>-0.222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75" calcext:value-type="float">
            <text:p>-0.075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65" calcext:value-type="float">
            <text:p>-0.065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16" calcext:value-type="float">
            <text:p>-0.21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4" calcext:value-type="float">
            <text:p>-0.034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71" calcext:value-type="float">
            <text:p>-0.171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82" calcext:value-type="float">
            <text:p>0.082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2" calcext:value-type="float">
            <text:p>0.102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table:formula="of:=-0.211" office:value-type="float" office:value="-0.211" calcext:value-type="float">
            <text:p>-0.21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78" calcext:value-type="float">
            <text:p>-0.178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4" calcext:value-type="float">
            <text:p>0.164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8" calcext:value-type="float">
            <text:p>0.188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5" calcext:value-type="float">
            <text:p>0.195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31" calcext:value-type="float">
            <text:p>-0.131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5"/>
          <table:table-cell table:style-name="Default" office:value-type="float" office:value="0.57961" calcext:value-type="float">
            <text:p>0.57961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29" calcext:value-type="float">
            <text:p>-0.129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04" calcext:value-type="float">
            <text:p>-0.104</text:p>
          </table:table-cell>
        </table:table-row>
        <table:table-row table:style-name="ro1">
          <table:table-cell table:number-columns-repeated="12"/>
          <table:table-cell table:style-name="Default" office:value-type="float" office:value="0.61987" calcext:value-type="float">
            <text:p>0.61987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86" calcext:value-type="float">
            <text:p>-0.086</text:p>
          </table:table-cell>
        </table:table-row>
        <table:table-row table:style-name="ro1">
          <table:table-cell table:number-columns-repeated="12"/>
          <table:table-cell table:style-name="Default"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088" calcext:value-type="float">
            <text:p>-0.088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number-columns-repeated="12"/>
          <table:table-cell table:style-name="Default" office:value-type="float" office:value="0.6997" calcext:value-type="float">
            <text:p>0.6997</text:p>
          </table:table-cell>
          <table:table-cell office:value-type="float" office:value="-0.086" calcext:value-type="float">
            <text:p>-0.086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table:number-columns-repeated="12"/>
          <table:table-cell office:value-type="float" office:value="0.7394" calcext:value-type="float">
            <text:p>0.7394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6" calcext:value-type="float">
            <text:p>-0.046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number-columns-repeated="12"/>
          <table:table-cell office:value-type="float" office:value="0.7796" calcext:value-type="float">
            <text:p>0.7796</text:p>
          </table:table-cell>
          <table:table-cell office:value-type="float" office:value="-0.031" calcext:value-type="float">
            <text:p>-0.031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8" calcext:value-type="float">
            <text:p>-0.018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table:number-columns-repeated="12"/>
          <table:table-cell office:value-type="float" office:value="0.81937" calcext:value-type="float">
            <text:p>0.8193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number-columns-repeated="12"/>
          <table:table-cell office:value-type="float" office:value="0.85955" calcext:value-type="float">
            <text:p>0.85955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12"/>
          <table:table-cell office:value-type="float" office:value="0.8994" calcext:value-type="float">
            <text:p>0.8994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number-columns-repeated="12"/>
          <table:table-cell office:value-type="float" office:value="0.94227" calcext:value-type="float">
            <text:p>0.9422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number-columns-repeated="12"/>
          <table:table-cell office:value-type="float" office:value="0.98506" calcext:value-type="float">
            <text:p>0.98506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table:number-columns-repeated="20"/>
        </table:table-row>
      </table:table>
      <table:table table:name="Weston's Data" table:style-name="ta1"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0.94937" calcext:value-type="float">
            <text:p>0.94937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66" calcext:value-type="float">
            <text:p>-0.066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44" calcext:value-type="float">
            <text:p>-0.044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9" calcext:value-type="float">
            <text:p>-0.029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16" calcext:value-type="float">
            <text:p>-0.016</text:p>
          </table:table-cell>
          <table:table-cell/>
          <table:table-cell office:value-type="float" office:value="0.84954" calcext:value-type="float">
            <text:p>0.8495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65" calcext:value-type="float">
            <text:p>-0.165</text:p>
          </table:table-cell>
          <table:table-cell/>
          <table:table-cell office:value-type="float" office:value="0.66698" calcext:value-type="float">
            <text:p>0.66698</text:p>
          </table:table-cell>
          <table:table-cell office:value-type="float" office:value="-0.152" calcext:value-type="float">
            <text:p>-0.152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45" calcext:value-type="float">
            <text:p>-0.145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75003" calcext:value-type="float">
            <text:p>0.75003</text:p>
          </table:table-cell>
          <table:table-cell office:value-type="float" office:value="-0.056" calcext:value-type="float">
            <text:p>-0.056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208" calcext:value-type="float">
            <text:p>-0.208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93" calcext:value-type="float">
            <text:p>-0.193</text:p>
          </table:table-cell>
          <table:table-cell/>
          <table:table-cell office:value-type="float" office:value="0.64988" calcext:value-type="float">
            <text:p>0.64988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87" calcext:value-type="float">
            <text:p>-0.287</text:p>
          </table:table-cell>
          <table:table-cell/>
          <table:table-cell office:value-type="float" office:value="0.46706" calcext:value-type="float">
            <text:p>0.46706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65" calcext:value-type="float">
            <text:p>-0.265</text:p>
          </table:table-cell>
          <table:table-cell/>
          <table:table-cell office:value-type="float" office:value="0.54983" calcext:value-type="float">
            <text:p>0.54983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91" calcext:value-type="float">
            <text:p>-0.291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4499" calcext:value-type="float">
            <text:p>0.4499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44998" calcext:value-type="float">
            <text:p>0.44998</text:p>
          </table:table-cell>
          <table:table-cell office:value-type="float" office:value="-0.209" calcext:value-type="float">
            <text:p>-0.209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77" calcext:value-type="float">
            <text:p>-0.177</text:p>
          </table:table-cell>
        </table:table-row>
        <table:table-row table:style-name="ro1">
          <table:table-cell office:value-type="float" office:value="0.26579" calcext:value-type="float">
            <text:p>0.26579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283" calcext:value-type="float">
            <text:p>-0.283</text:p>
          </table:table-cell>
          <table:table-cell/>
          <table:table-cell office:value-type="float" office:value="0.35016" calcext:value-type="float">
            <text:p>0.35016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219" calcext:value-type="float">
            <text:p>-0.219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91" calcext:value-type="float">
            <text:p>-0.191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25012" calcext:value-type="float">
            <text:p>0.25012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348" calcext:value-type="float">
            <text:p>-0.348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325" calcext:value-type="float">
            <text:p>-0.325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275" calcext:value-type="float">
            <text:p>-0.275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27" calcext:value-type="float">
            <text:p>-0.227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519" calcext:value-type="float">
            <text:p>-0.519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253" calcext:value-type="float">
            <text:p>0.253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329" calcext:value-type="float">
            <text:p>-0.329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office:value-type="float" office:value="0.807" calcext:value-type="float">
            <text:p>0.807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437" calcext:value-type="float">
            <text:p>-0.437</text:p>
          </table:table-cell>
          <table:table-cell/>
          <table:table-cell office:value-type="float" office:value="0.04025" calcext:value-type="float">
            <text:p>0.04025</text:p>
          </table:table-cell>
          <table:table-cell office:value-type="float" office:value="-0.483" calcext:value-type="float">
            <text:p>-0.483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98" calcext:value-type="float">
            <text:p>0.598</text:p>
          </table:table-cell>
          <table:table-cell/>
          <table:table-cell office:value-type="float" office:value="0.00108" calcext:value-type="float">
            <text:p>0.00108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51" calcext:value-type="float">
            <text:p>-0.51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523" calcext:value-type="float">
            <text:p>-0.52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float" office:value="0.00789" calcext:value-type="float">
            <text:p>0.00789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067" calcext:value-type="float">
            <text:p>-0.067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249" calcext:value-type="float">
            <text:p>0.249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0.02037" calcext:value-type="float">
            <text:p>0.02037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01906" calcext:value-type="float">
            <text:p>0.01906</text:p>
          </table:table-cell>
          <table:table-cell office:value-type="float" office:value="-0.492" calcext:value-type="float">
            <text:p>-0.492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568" calcext:value-type="float">
            <text:p>-0.568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09" calcext:value-type="float">
            <text:p>-0.609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755" calcext:value-type="float">
            <text:p>0.755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497" calcext:value-type="float">
            <text:p>-0.497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469" calcext:value-type="float">
            <text:p>0.469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0.06036" calcext:value-type="float">
            <text:p>0.06036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341" calcext:value-type="float">
            <text:p>-0.341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9959" calcext:value-type="float">
            <text:p>0.09959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312" calcext:value-type="float">
            <text:p>-0.312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315" calcext:value-type="float">
            <text:p>-0.31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404" calcext:value-type="float">
            <text:p>-0.404</text:p>
          </table:table-cell>
        </table:table-row>
        <table:table-row table:style-name="ro1">
          <table:table-cell office:value-type="float" office:value="0.15037" calcext:value-type="float">
            <text:p>0.15037</text:p>
          </table:table-cell>
          <table:table-cell office:value-type="float" office:value="-0.241" calcext:value-type="float">
            <text:p>-0.241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294" calcext:value-type="float">
            <text:p>-0.294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603" calcext:value-type="float">
            <text:p>-0.603</text:p>
          </table:table-cell>
          <table:table-cell/>
          <table:table-cell office:value-type="float" office:value="0.01983" calcext:value-type="float">
            <text:p>0.01983</text:p>
          </table:table-cell>
          <table:table-cell office:value-type="float" office:value="-0.65" calcext:value-type="float">
            <text:p>-0.6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95" calcext:value-type="float">
            <text:p>-0.69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02" calcext:value-type="float">
            <text:p>-0.302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571" calcext:value-type="float">
            <text:p>-0.571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585" calcext:value-type="float">
            <text:p>-0.585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652" calcext:value-type="float">
            <text:p>-0.65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262" calcext:value-type="float">
            <text:p>-0.262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288" calcext:value-type="float">
            <text:p>-0.288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299" calcext:value-type="float">
            <text:p>-0.299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04966" calcext:value-type="float">
            <text:p>0.04966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295" calcext:value-type="float">
            <text:p>-0.295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373" calcext:value-type="float">
            <text:p>-0.373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316" calcext:value-type="float">
            <text:p>-0.316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286" calcext:value-type="float">
            <text:p>-0.286</text:p>
          </table:table-cell>
        </table:table-row>
        <table:table-row table:style-name="ro1">
          <table:table-cell office:value-type="float" office:value="0.40047" calcext:value-type="float">
            <text:p>0.40047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47" calcext:value-type="float">
            <text:p>-0.247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292" calcext:value-type="float">
            <text:p>-0.292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282" calcext:value-type="float">
            <text:p>-0.282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55042" calcext:value-type="float">
            <text:p>0.55042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06" calcext:value-type="float">
            <text:p>-0.206</text:p>
          </table:table-cell>
          <table:table-cell/>
          <table:table-cell office:value-type="float" office:value="0.60071" calcext:value-type="float">
            <text:p>0.60071</text:p>
          </table:table-cell>
          <table:table-cell office:value-type="float" office:value="-0.199" calcext:value-type="float">
            <text:p>-0.199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29988" calcext:value-type="float">
            <text:p>0.29988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192" calcext:value-type="float">
            <text:p>-0.192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65026" calcext:value-type="float">
            <text:p>0.65026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42" calcext:value-type="float">
            <text:p>-0.142</text:p>
          </table:table-cell>
          <table:table-cell/>
          <table:table-cell office:value-type="float" office:value="0.33985" calcext:value-type="float">
            <text:p>0.33985</text:p>
          </table:table-cell>
          <table:table-cell office:value-type="float" office:value="-0.262" calcext:value-type="float">
            <text:p>-0.262</text:p>
          </table:table-cell>
          <table:table-cell/>
          <table:table-cell office:value-type="float" office:value="0.34008" calcext:value-type="float">
            <text:p>0.34008</text:p>
          </table:table-cell>
          <table:table-cell office:value-type="float" office:value="-0.227" calcext:value-type="float">
            <text:p>-0.227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53" calcext:value-type="float">
            <text:p>-0.153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27" calcext:value-type="float">
            <text:p>-0.127</text:p>
          </table:table-cell>
          <table:table-cell/>
          <table:table-cell office:value-type="float" office:value="0.71034" calcext:value-type="float">
            <text:p>0.71034</text:p>
          </table:table-cell>
          <table:table-cell office:value-type="float" office:value="-0.129" calcext:value-type="float">
            <text:p>-0.129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5" calcext:value-type="float">
            <text:p>-0.105</text:p>
          </table:table-cell>
          <table:table-cell/>
          <table:table-cell office:value-type="float" office:value="0.37986" calcext:value-type="float">
            <text:p>0.37986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37994" calcext:value-type="float">
            <text:p>0.37994</text:p>
          </table:table-cell>
          <table:table-cell office:value-type="float" office:value="-0.222" calcext:value-type="float">
            <text:p>-0.222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75" calcext:value-type="float">
            <text:p>-0.075</text:p>
          </table:table-cell>
          <table:table-cell/>
          <table:table-cell office:value-type="float" office:value="0.78008" calcext:value-type="float">
            <text:p>0.78008</text:p>
          </table:table-cell>
          <table:table-cell office:value-type="float" office:value="-0.065" calcext:value-type="float">
            <text:p>-0.065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/>
          <table:table-cell office:value-type="float" office:value="0.41959" calcext:value-type="float">
            <text:p>0.41959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16" calcext:value-type="float">
            <text:p>-0.21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4" calcext:value-type="float">
            <text:p>-0.034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45975" calcext:value-type="float">
            <text:p>0.45975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71" calcext:value-type="float">
            <text:p>-0.171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4" calcext:value-type="float">
            <text:p>0.054</text:p>
          </table:table-cell>
          <table:table-cell/>
          <table:table-cell table:style-name="ce3" office:value-type="float" office:value="0.91929" calcext:value-type="float">
            <text:p>0.91929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0.92012" calcext:value-type="float">
            <text:p>0.92012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0.4996" calcext:value-type="float">
            <text:p>0.4996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78" calcext:value-type="float">
            <text:p>-0.178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4" calcext:value-type="float">
            <text:p>0.164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8" calcext:value-type="float">
            <text:p>0.188</text:p>
          </table:table-cell>
          <table:table-cell/>
          <table:table-cell office:value-type="float" office:value="0.98611" calcext:value-type="float">
            <text:p>0.98611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5" calcext:value-type="float">
            <text:p>0.195</text:p>
          </table:table-cell>
          <table:table-cell/>
          <table:table-cell office:value-type="float" office:value="0.53959" calcext:value-type="float">
            <text:p>0.5395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31" calcext:value-type="float">
            <text:p>-0.131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57961" calcext:value-type="float">
            <text:p>0.57961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29" calcext:value-type="float">
            <text:p>-0.129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04" calcext:value-type="float">
            <text:p>-0.104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61987" calcext:value-type="float">
            <text:p>0.61987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86" calcext:value-type="float">
            <text:p>-0.086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65979" calcext:value-type="float">
            <text:p>0.65979</text:p>
          </table:table-cell>
          <table:table-cell office:value-type="float" office:value="-0.088" calcext:value-type="float">
            <text:p>-0.088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6997" calcext:value-type="float">
            <text:p>0.6997</text:p>
          </table:table-cell>
          <table:table-cell office:value-type="float" office:value="-0.086" calcext:value-type="float">
            <text:p>-0.086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7394" calcext:value-type="float">
            <text:p>0.7394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6" calcext:value-type="float">
            <text:p>-0.046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7796" calcext:value-type="float">
            <text:p>0.7796</text:p>
          </table:table-cell>
          <table:table-cell office:value-type="float" office:value="-0.031" calcext:value-type="float">
            <text:p>-0.031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8" calcext:value-type="float">
            <text:p>-0.018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81937" calcext:value-type="float">
            <text:p>0.8193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85955" calcext:value-type="float">
            <text:p>0.85955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8994" calcext:value-type="float">
            <text:p>0.8994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94227" calcext:value-type="float">
            <text:p>0.9422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98506" calcext:value-type="float">
            <text:p>0.98506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53" calcext:value-type="float">
            <text:p>0.153</text:p>
          </table:table-cell>
        </table:table-row>
      </table:table>
      <table:table table:name="Differences" table:style-name="ta1">
        <table:table-column table:style-name="co1" table:number-columns-repeated="20" table:default-cell-style-name="Default"/>
        <table:table-row table:style-name="ro1">
          <table:table-cell table:formula="of:=[$'Ammon''s Data'.A3]-[$'Weston''s Data'.A3]" office:value-type="float" office:value="0" calcext:value-type="float">
            <text:p>0</text:p>
          </table:table-cell>
          <table:table-cell table:formula="of:=[$'Ammon''s Data'.B3]-[$'Weston''s Data'.B3]" office:value-type="float" office:value="0" calcext:value-type="float">
            <text:p>0</text:p>
          </table:table-cell>
          <table:table-cell table:formula="of:=[$'Ammon''s Data'.C3]-[$'Weston''s Data'.C3]" office:value-type="float" office:value="0" calcext:value-type="float">
            <text:p>0</text:p>
          </table:table-cell>
          <table:table-cell table:formula="of:=[$'Ammon''s Data'.D3]-[$'Weston''s Data'.D3]" office:value-type="float" office:value="0" calcext:value-type="float">
            <text:p>0</text:p>
          </table:table-cell>
          <table:table-cell table:formula="of:=[$'Ammon''s Data'.E3]-[$'Weston''s Data'.E3]" office:value-type="float" office:value="0" calcext:value-type="float">
            <text:p>0</text:p>
          </table:table-cell>
          <table:table-cell table:formula="of:=[$'Ammon''s Data'.F3]-[$'Weston''s Data'.F3]" office:value-type="float" office:value="0" calcext:value-type="float">
            <text:p>0</text:p>
          </table:table-cell>
          <table:table-cell table:formula="of:=[$'Ammon''s Data'.G3]-[$'Weston''s Data'.G3]" office:value-type="float" office:value="0" calcext:value-type="float">
            <text:p>0</text:p>
          </table:table-cell>
          <table:table-cell table:formula="of:=[$'Ammon''s Data'.H3]-[$'Weston''s Data'.H3]" office:value-type="float" office:value="0" calcext:value-type="float">
            <text:p>0</text:p>
          </table:table-cell>
          <table:table-cell table:formula="of:=[$'Ammon''s Data'.I3]-[$'Weston''s Data'.I3]" office:value-type="float" office:value="0" calcext:value-type="float">
            <text:p>0</text:p>
          </table:table-cell>
          <table:table-cell table:formula="of:=[$'Ammon''s Data'.J3]-[$'Weston''s Data'.J3]" office:value-type="float" office:value="0" calcext:value-type="float">
            <text:p>0</text:p>
          </table:table-cell>
          <table:table-cell table:formula="of:=[$'Ammon''s Data'.K3]-[$'Weston''s Data'.K3]" office:value-type="float" office:value="0" calcext:value-type="float">
            <text:p>0</text:p>
          </table:table-cell>
          <table:table-cell table:formula="of:=[$'Ammon''s Data'.L3]-[$'Weston''s Data'.L3]" office:value-type="float" office:value="0" calcext:value-type="float">
            <text:p>0</text:p>
          </table:table-cell>
          <table:table-cell table:formula="of:=[$'Ammon''s Data'.M3]-[$'Weston''s Data'.M3]" office:value-type="float" office:value="0" calcext:value-type="float">
            <text:p>0</text:p>
          </table:table-cell>
          <table:table-cell table:formula="of:=[$'Ammon''s Data'.N3]-[$'Weston''s Data'.N3]" office:value-type="float" office:value="0" calcext:value-type="float">
            <text:p>0</text:p>
          </table:table-cell>
          <table:table-cell table:formula="of:=[$'Ammon''s Data'.O3]-[$'Weston''s Data'.O3]" office:value-type="float" office:value="0" calcext:value-type="float">
            <text:p>0</text:p>
          </table:table-cell>
          <table:table-cell table:formula="of:=[$'Ammon''s Data'.P3]-[$'Weston''s Data'.P3]" office:value-type="float" office:value="0" calcext:value-type="float">
            <text:p>0</text:p>
          </table:table-cell>
          <table:table-cell table:formula="of:=[$'Ammon''s Data'.Q3]-[$'Weston''s Data'.Q3]" office:value-type="float" office:value="0" calcext:value-type="float">
            <text:p>0</text:p>
          </table:table-cell>
          <table:table-cell table:formula="of:=[$'Ammon''s Data'.R3]-[$'Weston''s Data'.R3]" office:value-type="float" office:value="0" calcext:value-type="float">
            <text:p>0</text:p>
          </table:table-cell>
          <table:table-cell table:formula="of:=[$'Ammon''s Data'.S3]-[$'Weston''s Data'.S3]" office:value-type="float" office:value="0" calcext:value-type="float">
            <text:p>0</text:p>
          </table:table-cell>
          <table:table-cell table:formula="of:=[$'Ammon''s Data'.T3]-[$'Weston''s Data'.T3]" office:value-type="float" office:value="0" calcext:value-type="float">
            <text:p>0</text:p>
          </table:table-cell>
        </table:table-row>
        <table:table-row table:style-name="ro1">
          <table:table-cell table:formula="of:=[$'Ammon''s Data'.A4]-[$'Weston''s Data'.A4]" office:value-type="float" office:value="0" calcext:value-type="float">
            <text:p>0</text:p>
          </table:table-cell>
          <table:table-cell table:formula="of:=[$'Ammon''s Data'.B4]-[$'Weston''s Data'.B4]" office:value-type="float" office:value="0" calcext:value-type="float">
            <text:p>0</text:p>
          </table:table-cell>
          <table:table-cell table:formula="of:=[$'Ammon''s Data'.C4]-[$'Weston''s Data'.C4]" office:value-type="float" office:value="0" calcext:value-type="float">
            <text:p>0</text:p>
          </table:table-cell>
          <table:table-cell table:formula="of:=[$'Ammon''s Data'.D4]-[$'Weston''s Data'.D4]" office:value-type="float" office:value="0" calcext:value-type="float">
            <text:p>0</text:p>
          </table:table-cell>
          <table:table-cell table:formula="of:=[$'Ammon''s Data'.E4]-[$'Weston''s Data'.E4]" office:value-type="float" office:value="0" calcext:value-type="float">
            <text:p>0</text:p>
          </table:table-cell>
          <table:table-cell table:formula="of:=[$'Ammon''s Data'.F4]-[$'Weston''s Data'.F4]" office:value-type="float" office:value="0" calcext:value-type="float">
            <text:p>0</text:p>
          </table:table-cell>
          <table:table-cell table:formula="of:=[$'Ammon''s Data'.G4]-[$'Weston''s Data'.G4]" office:value-type="float" office:value="0" calcext:value-type="float">
            <text:p>0</text:p>
          </table:table-cell>
          <table:table-cell table:formula="of:=[$'Ammon''s Data'.H4]-[$'Weston''s Data'.H4]" office:value-type="float" office:value="0" calcext:value-type="float">
            <text:p>0</text:p>
          </table:table-cell>
          <table:table-cell table:formula="of:=[$'Ammon''s Data'.I4]-[$'Weston''s Data'.I4]" office:value-type="float" office:value="0" calcext:value-type="float">
            <text:p>0</text:p>
          </table:table-cell>
          <table:table-cell table:formula="of:=[$'Ammon''s Data'.J4]-[$'Weston''s Data'.J4]" office:value-type="float" office:value="0" calcext:value-type="float">
            <text:p>0</text:p>
          </table:table-cell>
          <table:table-cell table:formula="of:=[$'Ammon''s Data'.K4]-[$'Weston''s Data'.K4]" office:value-type="float" office:value="0" calcext:value-type="float">
            <text:p>0</text:p>
          </table:table-cell>
          <table:table-cell table:formula="of:=[$'Ammon''s Data'.L4]-[$'Weston''s Data'.L4]" office:value-type="float" office:value="0" calcext:value-type="float">
            <text:p>0</text:p>
          </table:table-cell>
          <table:table-cell table:formula="of:=[$'Ammon''s Data'.M4]-[$'Weston''s Data'.M4]" office:value-type="float" office:value="0" calcext:value-type="float">
            <text:p>0</text:p>
          </table:table-cell>
          <table:table-cell table:formula="of:=[$'Ammon''s Data'.N4]-[$'Weston''s Data'.N4]" office:value-type="float" office:value="0" calcext:value-type="float">
            <text:p>0</text:p>
          </table:table-cell>
          <table:table-cell table:formula="of:=[$'Ammon''s Data'.O4]-[$'Weston''s Data'.O4]" office:value-type="float" office:value="0" calcext:value-type="float">
            <text:p>0</text:p>
          </table:table-cell>
          <table:table-cell table:formula="of:=[$'Ammon''s Data'.P4]-[$'Weston''s Data'.P4]" office:value-type="float" office:value="0" calcext:value-type="float">
            <text:p>0</text:p>
          </table:table-cell>
          <table:table-cell table:formula="of:=[$'Ammon''s Data'.Q4]-[$'Weston''s Data'.Q4]" office:value-type="float" office:value="0" calcext:value-type="float">
            <text:p>0</text:p>
          </table:table-cell>
          <table:table-cell table:formula="of:=[$'Ammon''s Data'.R4]-[$'Weston''s Data'.R4]" office:value-type="float" office:value="0" calcext:value-type="float">
            <text:p>0</text:p>
          </table:table-cell>
          <table:table-cell table:formula="of:=[$'Ammon''s Data'.S4]-[$'Weston''s Data'.S4]" office:value-type="float" office:value="0" calcext:value-type="float">
            <text:p>0</text:p>
          </table:table-cell>
          <table:table-cell table:formula="of:=[$'Ammon''s Data'.T4]-[$'Weston''s Data'.T4]" office:value-type="float" office:value="0" calcext:value-type="float">
            <text:p>0</text:p>
          </table:table-cell>
        </table:table-row>
        <table:table-row table:style-name="ro1">
          <table:table-cell table:formula="of:=[$'Ammon''s Data'.A5]-[$'Weston''s Data'.A5]" office:value-type="float" office:value="0" calcext:value-type="float">
            <text:p>0</text:p>
          </table:table-cell>
          <table:table-cell table:formula="of:=[$'Ammon''s Data'.B5]-[$'Weston''s Data'.B5]" office:value-type="float" office:value="0" calcext:value-type="float">
            <text:p>0</text:p>
          </table:table-cell>
          <table:table-cell table:formula="of:=[$'Ammon''s Data'.C5]-[$'Weston''s Data'.C5]" office:value-type="float" office:value="0" calcext:value-type="float">
            <text:p>0</text:p>
          </table:table-cell>
          <table:table-cell table:formula="of:=[$'Ammon''s Data'.D5]-[$'Weston''s Data'.D5]" office:value-type="float" office:value="0" calcext:value-type="float">
            <text:p>0</text:p>
          </table:table-cell>
          <table:table-cell table:formula="of:=[$'Ammon''s Data'.E5]-[$'Weston''s Data'.E5]" office:value-type="float" office:value="0" calcext:value-type="float">
            <text:p>0</text:p>
          </table:table-cell>
          <table:table-cell table:formula="of:=[$'Ammon''s Data'.F5]-[$'Weston''s Data'.F5]" office:value-type="float" office:value="0" calcext:value-type="float">
            <text:p>0</text:p>
          </table:table-cell>
          <table:table-cell table:formula="of:=[$'Ammon''s Data'.G5]-[$'Weston''s Data'.G5]" office:value-type="float" office:value="0" calcext:value-type="float">
            <text:p>0</text:p>
          </table:table-cell>
          <table:table-cell table:formula="of:=[$'Ammon''s Data'.H5]-[$'Weston''s Data'.H5]" office:value-type="float" office:value="0" calcext:value-type="float">
            <text:p>0</text:p>
          </table:table-cell>
          <table:table-cell table:formula="of:=[$'Ammon''s Data'.I5]-[$'Weston''s Data'.I5]" office:value-type="float" office:value="0" calcext:value-type="float">
            <text:p>0</text:p>
          </table:table-cell>
          <table:table-cell table:formula="of:=[$'Ammon''s Data'.J5]-[$'Weston''s Data'.J5]" office:value-type="float" office:value="0" calcext:value-type="float">
            <text:p>0</text:p>
          </table:table-cell>
          <table:table-cell table:formula="of:=[$'Ammon''s Data'.K5]-[$'Weston''s Data'.K5]" office:value-type="float" office:value="0" calcext:value-type="float">
            <text:p>0</text:p>
          </table:table-cell>
          <table:table-cell table:formula="of:=[$'Ammon''s Data'.L5]-[$'Weston''s Data'.L5]" office:value-type="float" office:value="0" calcext:value-type="float">
            <text:p>0</text:p>
          </table:table-cell>
          <table:table-cell table:formula="of:=[$'Ammon''s Data'.M5]-[$'Weston''s Data'.M5]" office:value-type="float" office:value="0" calcext:value-type="float">
            <text:p>0</text:p>
          </table:table-cell>
          <table:table-cell table:formula="of:=[$'Ammon''s Data'.N5]-[$'Weston''s Data'.N5]" office:value-type="float" office:value="0" calcext:value-type="float">
            <text:p>0</text:p>
          </table:table-cell>
          <table:table-cell table:formula="of:=[$'Ammon''s Data'.O5]-[$'Weston''s Data'.O5]" office:value-type="float" office:value="0" calcext:value-type="float">
            <text:p>0</text:p>
          </table:table-cell>
          <table:table-cell table:formula="of:=[$'Ammon''s Data'.P5]-[$'Weston''s Data'.P5]" office:value-type="float" office:value="0" calcext:value-type="float">
            <text:p>0</text:p>
          </table:table-cell>
          <table:table-cell table:formula="of:=[$'Ammon''s Data'.Q5]-[$'Weston''s Data'.Q5]" office:value-type="float" office:value="0" calcext:value-type="float">
            <text:p>0</text:p>
          </table:table-cell>
          <table:table-cell table:formula="of:=[$'Ammon''s Data'.R5]-[$'Weston''s Data'.R5]" office:value-type="float" office:value="0" calcext:value-type="float">
            <text:p>0</text:p>
          </table:table-cell>
          <table:table-cell table:formula="of:=[$'Ammon''s Data'.S5]-[$'Weston''s Data'.S5]" office:value-type="float" office:value="0" calcext:value-type="float">
            <text:p>0</text:p>
          </table:table-cell>
          <table:table-cell table:formula="of:=[$'Ammon''s Data'.T5]-[$'Weston''s Data'.T5]" office:value-type="float" office:value="0" calcext:value-type="float">
            <text:p>0</text:p>
          </table:table-cell>
        </table:table-row>
        <table:table-row table:style-name="ro1">
          <table:table-cell table:formula="of:=[$'Ammon''s Data'.A6]-[$'Weston''s Data'.A6]" office:value-type="float" office:value="0" calcext:value-type="float">
            <text:p>0</text:p>
          </table:table-cell>
          <table:table-cell table:formula="of:=[$'Ammon''s Data'.B6]-[$'Weston''s Data'.B6]" office:value-type="float" office:value="0" calcext:value-type="float">
            <text:p>0</text:p>
          </table:table-cell>
          <table:table-cell table:formula="of:=[$'Ammon''s Data'.C6]-[$'Weston''s Data'.C6]" office:value-type="float" office:value="0" calcext:value-type="float">
            <text:p>0</text:p>
          </table:table-cell>
          <table:table-cell table:formula="of:=[$'Ammon''s Data'.D6]-[$'Weston''s Data'.D6]" office:value-type="float" office:value="0" calcext:value-type="float">
            <text:p>0</text:p>
          </table:table-cell>
          <table:table-cell table:formula="of:=[$'Ammon''s Data'.E6]-[$'Weston''s Data'.E6]" office:value-type="float" office:value="0" calcext:value-type="float">
            <text:p>0</text:p>
          </table:table-cell>
          <table:table-cell table:formula="of:=[$'Ammon''s Data'.F6]-[$'Weston''s Data'.F6]" office:value-type="float" office:value="0" calcext:value-type="float">
            <text:p>0</text:p>
          </table:table-cell>
          <table:table-cell table:formula="of:=[$'Ammon''s Data'.G6]-[$'Weston''s Data'.G6]" office:value-type="float" office:value="0" calcext:value-type="float">
            <text:p>0</text:p>
          </table:table-cell>
          <table:table-cell table:formula="of:=[$'Ammon''s Data'.H6]-[$'Weston''s Data'.H6]" office:value-type="float" office:value="0" calcext:value-type="float">
            <text:p>0</text:p>
          </table:table-cell>
          <table:table-cell table:formula="of:=[$'Ammon''s Data'.I6]-[$'Weston''s Data'.I6]" office:value-type="float" office:value="0" calcext:value-type="float">
            <text:p>0</text:p>
          </table:table-cell>
          <table:table-cell table:formula="of:=[$'Ammon''s Data'.J6]-[$'Weston''s Data'.J6]" office:value-type="float" office:value="0" calcext:value-type="float">
            <text:p>0</text:p>
          </table:table-cell>
          <table:table-cell table:formula="of:=[$'Ammon''s Data'.K6]-[$'Weston''s Data'.K6]" office:value-type="float" office:value="0" calcext:value-type="float">
            <text:p>0</text:p>
          </table:table-cell>
          <table:table-cell table:formula="of:=[$'Ammon''s Data'.L6]-[$'Weston''s Data'.L6]" office:value-type="float" office:value="0" calcext:value-type="float">
            <text:p>0</text:p>
          </table:table-cell>
          <table:table-cell table:formula="of:=[$'Ammon''s Data'.M6]-[$'Weston''s Data'.M6]" office:value-type="float" office:value="0" calcext:value-type="float">
            <text:p>0</text:p>
          </table:table-cell>
          <table:table-cell table:formula="of:=[$'Ammon''s Data'.N6]-[$'Weston''s Data'.N6]" office:value-type="float" office:value="0" calcext:value-type="float">
            <text:p>0</text:p>
          </table:table-cell>
          <table:table-cell table:formula="of:=[$'Ammon''s Data'.O6]-[$'Weston''s Data'.O6]" office:value-type="float" office:value="0" calcext:value-type="float">
            <text:p>0</text:p>
          </table:table-cell>
          <table:table-cell table:formula="of:=[$'Ammon''s Data'.P6]-[$'Weston''s Data'.P6]" office:value-type="float" office:value="0" calcext:value-type="float">
            <text:p>0</text:p>
          </table:table-cell>
          <table:table-cell table:formula="of:=[$'Ammon''s Data'.Q6]-[$'Weston''s Data'.Q6]" office:value-type="float" office:value="0" calcext:value-type="float">
            <text:p>0</text:p>
          </table:table-cell>
          <table:table-cell table:formula="of:=[$'Ammon''s Data'.R6]-[$'Weston''s Data'.R6]" office:value-type="float" office:value="0" calcext:value-type="float">
            <text:p>0</text:p>
          </table:table-cell>
          <table:table-cell table:formula="of:=[$'Ammon''s Data'.S6]-[$'Weston''s Data'.S6]" office:value-type="float" office:value="0" calcext:value-type="float">
            <text:p>0</text:p>
          </table:table-cell>
          <table:table-cell table:formula="of:=[$'Ammon''s Data'.T6]-[$'Weston''s Data'.T6]" office:value-type="float" office:value="0" calcext:value-type="float">
            <text:p>0</text:p>
          </table:table-cell>
        </table:table-row>
        <table:table-row table:style-name="ro1">
          <table:table-cell table:formula="of:=[$'Ammon''s Data'.A7]-[$'Weston''s Data'.A7]" office:value-type="float" office:value="0" calcext:value-type="float">
            <text:p>0</text:p>
          </table:table-cell>
          <table:table-cell table:formula="of:=[$'Ammon''s Data'.B7]-[$'Weston''s Data'.B7]" office:value-type="float" office:value="0" calcext:value-type="float">
            <text:p>0</text:p>
          </table:table-cell>
          <table:table-cell table:formula="of:=[$'Ammon''s Data'.C7]-[$'Weston''s Data'.C7]" office:value-type="float" office:value="0" calcext:value-type="float">
            <text:p>0</text:p>
          </table:table-cell>
          <table:table-cell table:formula="of:=[$'Ammon''s Data'.D7]-[$'Weston''s Data'.D7]" office:value-type="float" office:value="0" calcext:value-type="float">
            <text:p>0</text:p>
          </table:table-cell>
          <table:table-cell table:formula="of:=[$'Ammon''s Data'.E7]-[$'Weston''s Data'.E7]" office:value-type="float" office:value="0" calcext:value-type="float">
            <text:p>0</text:p>
          </table:table-cell>
          <table:table-cell table:formula="of:=[$'Ammon''s Data'.F7]-[$'Weston''s Data'.F7]" office:value-type="float" office:value="0" calcext:value-type="float">
            <text:p>0</text:p>
          </table:table-cell>
          <table:table-cell table:formula="of:=[$'Ammon''s Data'.G7]-[$'Weston''s Data'.G7]" office:value-type="float" office:value="0" calcext:value-type="float">
            <text:p>0</text:p>
          </table:table-cell>
          <table:table-cell table:formula="of:=[$'Ammon''s Data'.H7]-[$'Weston''s Data'.H7]" office:value-type="float" office:value="0" calcext:value-type="float">
            <text:p>0</text:p>
          </table:table-cell>
          <table:table-cell table:formula="of:=[$'Ammon''s Data'.I7]-[$'Weston''s Data'.I7]" office:value-type="float" office:value="0" calcext:value-type="float">
            <text:p>0</text:p>
          </table:table-cell>
          <table:table-cell table:formula="of:=[$'Ammon''s Data'.J7]-[$'Weston''s Data'.J7]" office:value-type="float" office:value="0" calcext:value-type="float">
            <text:p>0</text:p>
          </table:table-cell>
          <table:table-cell table:formula="of:=[$'Ammon''s Data'.K7]-[$'Weston''s Data'.K7]" office:value-type="float" office:value="0" calcext:value-type="float">
            <text:p>0</text:p>
          </table:table-cell>
          <table:table-cell table:formula="of:=[$'Ammon''s Data'.L7]-[$'Weston''s Data'.L7]" office:value-type="float" office:value="0" calcext:value-type="float">
            <text:p>0</text:p>
          </table:table-cell>
          <table:table-cell table:formula="of:=[$'Ammon''s Data'.M7]-[$'Weston''s Data'.M7]" office:value-type="float" office:value="0" calcext:value-type="float">
            <text:p>0</text:p>
          </table:table-cell>
          <table:table-cell table:formula="of:=[$'Ammon''s Data'.N7]-[$'Weston''s Data'.N7]" office:value-type="float" office:value="0" calcext:value-type="float">
            <text:p>0</text:p>
          </table:table-cell>
          <table:table-cell table:formula="of:=[$'Ammon''s Data'.O7]-[$'Weston''s Data'.O7]" office:value-type="float" office:value="0" calcext:value-type="float">
            <text:p>0</text:p>
          </table:table-cell>
          <table:table-cell table:formula="of:=[$'Ammon''s Data'.P7]-[$'Weston''s Data'.P7]" office:value-type="float" office:value="0" calcext:value-type="float">
            <text:p>0</text:p>
          </table:table-cell>
          <table:table-cell table:formula="of:=[$'Ammon''s Data'.Q7]-[$'Weston''s Data'.Q7]" office:value-type="float" office:value="0" calcext:value-type="float">
            <text:p>0</text:p>
          </table:table-cell>
          <table:table-cell table:formula="of:=[$'Ammon''s Data'.R7]-[$'Weston''s Data'.R7]" office:value-type="float" office:value="0" calcext:value-type="float">
            <text:p>0</text:p>
          </table:table-cell>
          <table:table-cell table:formula="of:=[$'Ammon''s Data'.S7]-[$'Weston''s Data'.S7]" office:value-type="float" office:value="0" calcext:value-type="float">
            <text:p>0</text:p>
          </table:table-cell>
          <table:table-cell table:formula="of:=[$'Ammon''s Data'.T7]-[$'Weston''s Data'.T7]" office:value-type="float" office:value="0" calcext:value-type="float">
            <text:p>0</text:p>
          </table:table-cell>
        </table:table-row>
        <table:table-row table:style-name="ro1">
          <table:table-cell table:formula="of:=[$'Ammon''s Data'.A8]-[$'Weston''s Data'.A8]" office:value-type="float" office:value="0" calcext:value-type="float">
            <text:p>0</text:p>
          </table:table-cell>
          <table:table-cell table:formula="of:=[$'Ammon''s Data'.B8]-[$'Weston''s Data'.B8]" office:value-type="float" office:value="0" calcext:value-type="float">
            <text:p>0</text:p>
          </table:table-cell>
          <table:table-cell table:formula="of:=[$'Ammon''s Data'.C8]-[$'Weston''s Data'.C8]" office:value-type="float" office:value="0" calcext:value-type="float">
            <text:p>0</text:p>
          </table:table-cell>
          <table:table-cell table:formula="of:=[$'Ammon''s Data'.D8]-[$'Weston''s Data'.D8]" office:value-type="float" office:value="0" calcext:value-type="float">
            <text:p>0</text:p>
          </table:table-cell>
          <table:table-cell table:formula="of:=[$'Ammon''s Data'.E8]-[$'Weston''s Data'.E8]" office:value-type="float" office:value="0" calcext:value-type="float">
            <text:p>0</text:p>
          </table:table-cell>
          <table:table-cell table:formula="of:=[$'Ammon''s Data'.F8]-[$'Weston''s Data'.F8]" office:value-type="float" office:value="0" calcext:value-type="float">
            <text:p>0</text:p>
          </table:table-cell>
          <table:table-cell table:formula="of:=[$'Ammon''s Data'.G8]-[$'Weston''s Data'.G8]" office:value-type="float" office:value="0" calcext:value-type="float">
            <text:p>0</text:p>
          </table:table-cell>
          <table:table-cell table:formula="of:=[$'Ammon''s Data'.H8]-[$'Weston''s Data'.H8]" office:value-type="float" office:value="0" calcext:value-type="float">
            <text:p>0</text:p>
          </table:table-cell>
          <table:table-cell table:formula="of:=[$'Ammon''s Data'.I8]-[$'Weston''s Data'.I8]" office:value-type="float" office:value="0" calcext:value-type="float">
            <text:p>0</text:p>
          </table:table-cell>
          <table:table-cell table:formula="of:=[$'Ammon''s Data'.J8]-[$'Weston''s Data'.J8]" office:value-type="float" office:value="0" calcext:value-type="float">
            <text:p>0</text:p>
          </table:table-cell>
          <table:table-cell table:formula="of:=[$'Ammon''s Data'.K8]-[$'Weston''s Data'.K8]" office:value-type="float" office:value="0" calcext:value-type="float">
            <text:p>0</text:p>
          </table:table-cell>
          <table:table-cell table:formula="of:=[$'Ammon''s Data'.L8]-[$'Weston''s Data'.L8]" office:value-type="float" office:value="0" calcext:value-type="float">
            <text:p>0</text:p>
          </table:table-cell>
          <table:table-cell table:formula="of:=[$'Ammon''s Data'.M8]-[$'Weston''s Data'.M8]" office:value-type="float" office:value="0" calcext:value-type="float">
            <text:p>0</text:p>
          </table:table-cell>
          <table:table-cell table:formula="of:=[$'Ammon''s Data'.N8]-[$'Weston''s Data'.N8]" office:value-type="float" office:value="0" calcext:value-type="float">
            <text:p>0</text:p>
          </table:table-cell>
          <table:table-cell table:formula="of:=[$'Ammon''s Data'.O8]-[$'Weston''s Data'.O8]" office:value-type="float" office:value="0" calcext:value-type="float">
            <text:p>0</text:p>
          </table:table-cell>
          <table:table-cell table:formula="of:=[$'Ammon''s Data'.P8]-[$'Weston''s Data'.P8]" office:value-type="float" office:value="0" calcext:value-type="float">
            <text:p>0</text:p>
          </table:table-cell>
          <table:table-cell table:formula="of:=[$'Ammon''s Data'.Q8]-[$'Weston''s Data'.Q8]" office:value-type="float" office:value="0" calcext:value-type="float">
            <text:p>0</text:p>
          </table:table-cell>
          <table:table-cell table:formula="of:=[$'Ammon''s Data'.R8]-[$'Weston''s Data'.R8]" office:value-type="float" office:value="0" calcext:value-type="float">
            <text:p>0</text:p>
          </table:table-cell>
          <table:table-cell table:formula="of:=[$'Ammon''s Data'.S8]-[$'Weston''s Data'.S8]" office:value-type="float" office:value="0" calcext:value-type="float">
            <text:p>0</text:p>
          </table:table-cell>
          <table:table-cell table:formula="of:=[$'Ammon''s Data'.T8]-[$'Weston''s Data'.T8]" office:value-type="float" office:value="0" calcext:value-type="float">
            <text:p>0</text:p>
          </table:table-cell>
        </table:table-row>
        <table:table-row table:style-name="ro1">
          <table:table-cell table:formula="of:=[$'Ammon''s Data'.A9]-[$'Weston''s Data'.A9]" office:value-type="float" office:value="0" calcext:value-type="float">
            <text:p>0</text:p>
          </table:table-cell>
          <table:table-cell table:formula="of:=[$'Ammon''s Data'.B9]-[$'Weston''s Data'.B9]" office:value-type="float" office:value="0" calcext:value-type="float">
            <text:p>0</text:p>
          </table:table-cell>
          <table:table-cell table:formula="of:=[$'Ammon''s Data'.C9]-[$'Weston''s Data'.C9]" office:value-type="float" office:value="0" calcext:value-type="float">
            <text:p>0</text:p>
          </table:table-cell>
          <table:table-cell table:formula="of:=[$'Ammon''s Data'.D9]-[$'Weston''s Data'.D9]" office:value-type="float" office:value="0" calcext:value-type="float">
            <text:p>0</text:p>
          </table:table-cell>
          <table:table-cell table:formula="of:=[$'Ammon''s Data'.E9]-[$'Weston''s Data'.E9]" office:value-type="float" office:value="0" calcext:value-type="float">
            <text:p>0</text:p>
          </table:table-cell>
          <table:table-cell table:formula="of:=[$'Ammon''s Data'.F9]-[$'Weston''s Data'.F9]" office:value-type="float" office:value="0" calcext:value-type="float">
            <text:p>0</text:p>
          </table:table-cell>
          <table:table-cell table:formula="of:=[$'Ammon''s Data'.G9]-[$'Weston''s Data'.G9]" office:value-type="float" office:value="0" calcext:value-type="float">
            <text:p>0</text:p>
          </table:table-cell>
          <table:table-cell table:formula="of:=[$'Ammon''s Data'.H9]-[$'Weston''s Data'.H9]" office:value-type="float" office:value="0" calcext:value-type="float">
            <text:p>0</text:p>
          </table:table-cell>
          <table:table-cell table:formula="of:=[$'Ammon''s Data'.I9]-[$'Weston''s Data'.I9]" office:value-type="float" office:value="0" calcext:value-type="float">
            <text:p>0</text:p>
          </table:table-cell>
          <table:table-cell table:formula="of:=[$'Ammon''s Data'.J9]-[$'Weston''s Data'.J9]" office:value-type="float" office:value="0" calcext:value-type="float">
            <text:p>0</text:p>
          </table:table-cell>
          <table:table-cell table:formula="of:=[$'Ammon''s Data'.K9]-[$'Weston''s Data'.K9]" office:value-type="float" office:value="0" calcext:value-type="float">
            <text:p>0</text:p>
          </table:table-cell>
          <table:table-cell table:formula="of:=[$'Ammon''s Data'.L9]-[$'Weston''s Data'.L9]" office:value-type="float" office:value="0" calcext:value-type="float">
            <text:p>0</text:p>
          </table:table-cell>
          <table:table-cell table:formula="of:=[$'Ammon''s Data'.M9]-[$'Weston''s Data'.M9]" office:value-type="float" office:value="0" calcext:value-type="float">
            <text:p>0</text:p>
          </table:table-cell>
          <table:table-cell table:formula="of:=[$'Ammon''s Data'.N9]-[$'Weston''s Data'.N9]" office:value-type="float" office:value="0" calcext:value-type="float">
            <text:p>0</text:p>
          </table:table-cell>
          <table:table-cell table:formula="of:=[$'Ammon''s Data'.O9]-[$'Weston''s Data'.O9]" office:value-type="float" office:value="0" calcext:value-type="float">
            <text:p>0</text:p>
          </table:table-cell>
          <table:table-cell table:formula="of:=[$'Ammon''s Data'.P9]-[$'Weston''s Data'.P9]" office:value-type="float" office:value="0" calcext:value-type="float">
            <text:p>0</text:p>
          </table:table-cell>
          <table:table-cell table:formula="of:=[$'Ammon''s Data'.Q9]-[$'Weston''s Data'.Q9]" office:value-type="float" office:value="0" calcext:value-type="float">
            <text:p>0</text:p>
          </table:table-cell>
          <table:table-cell table:formula="of:=[$'Ammon''s Data'.R9]-[$'Weston''s Data'.R9]" office:value-type="float" office:value="0" calcext:value-type="float">
            <text:p>0</text:p>
          </table:table-cell>
          <table:table-cell table:formula="of:=[$'Ammon''s Data'.S9]-[$'Weston''s Data'.S9]" office:value-type="float" office:value="0" calcext:value-type="float">
            <text:p>0</text:p>
          </table:table-cell>
          <table:table-cell table:formula="of:=[$'Ammon''s Data'.T9]-[$'Weston''s Data'.T9]" office:value-type="float" office:value="0" calcext:value-type="float">
            <text:p>0</text:p>
          </table:table-cell>
        </table:table-row>
        <table:table-row table:style-name="ro1">
          <table:table-cell table:formula="of:=[$'Ammon''s Data'.A10]-[$'Weston''s Data'.A10]" office:value-type="float" office:value="0" calcext:value-type="float">
            <text:p>0</text:p>
          </table:table-cell>
          <table:table-cell table:formula="of:=[$'Ammon''s Data'.B10]-[$'Weston''s Data'.B10]" office:value-type="float" office:value="0" calcext:value-type="float">
            <text:p>0</text:p>
          </table:table-cell>
          <table:table-cell table:formula="of:=[$'Ammon''s Data'.C10]-[$'Weston''s Data'.C10]" office:value-type="float" office:value="0" calcext:value-type="float">
            <text:p>0</text:p>
          </table:table-cell>
          <table:table-cell table:formula="of:=[$'Ammon''s Data'.D10]-[$'Weston''s Data'.D10]" office:value-type="float" office:value="0" calcext:value-type="float">
            <text:p>0</text:p>
          </table:table-cell>
          <table:table-cell table:formula="of:=[$'Ammon''s Data'.E10]-[$'Weston''s Data'.E10]" office:value-type="float" office:value="0" calcext:value-type="float">
            <text:p>0</text:p>
          </table:table-cell>
          <table:table-cell table:formula="of:=[$'Ammon''s Data'.F10]-[$'Weston''s Data'.F10]" office:value-type="float" office:value="0" calcext:value-type="float">
            <text:p>0</text:p>
          </table:table-cell>
          <table:table-cell table:formula="of:=[$'Ammon''s Data'.G10]-[$'Weston''s Data'.G10]" office:value-type="float" office:value="0" calcext:value-type="float">
            <text:p>0</text:p>
          </table:table-cell>
          <table:table-cell table:formula="of:=[$'Ammon''s Data'.H10]-[$'Weston''s Data'.H10]" office:value-type="float" office:value="0" calcext:value-type="float">
            <text:p>0</text:p>
          </table:table-cell>
          <table:table-cell table:formula="of:=[$'Ammon''s Data'.I10]-[$'Weston''s Data'.I10]" office:value-type="float" office:value="0" calcext:value-type="float">
            <text:p>0</text:p>
          </table:table-cell>
          <table:table-cell table:formula="of:=[$'Ammon''s Data'.J10]-[$'Weston''s Data'.J10]" office:value-type="float" office:value="0" calcext:value-type="float">
            <text:p>0</text:p>
          </table:table-cell>
          <table:table-cell table:formula="of:=[$'Ammon''s Data'.K10]-[$'Weston''s Data'.K10]" office:value-type="float" office:value="0" calcext:value-type="float">
            <text:p>0</text:p>
          </table:table-cell>
          <table:table-cell table:formula="of:=[$'Ammon''s Data'.L10]-[$'Weston''s Data'.L10]" office:value-type="float" office:value="0" calcext:value-type="float">
            <text:p>0</text:p>
          </table:table-cell>
          <table:table-cell table:formula="of:=[$'Ammon''s Data'.M10]-[$'Weston''s Data'.M10]" office:value-type="float" office:value="0" calcext:value-type="float">
            <text:p>0</text:p>
          </table:table-cell>
          <table:table-cell table:formula="of:=[$'Ammon''s Data'.N10]-[$'Weston''s Data'.N10]" office:value-type="float" office:value="0" calcext:value-type="float">
            <text:p>0</text:p>
          </table:table-cell>
          <table:table-cell table:formula="of:=[$'Ammon''s Data'.O10]-[$'Weston''s Data'.O10]" office:value-type="float" office:value="0" calcext:value-type="float">
            <text:p>0</text:p>
          </table:table-cell>
          <table:table-cell table:formula="of:=[$'Ammon''s Data'.P10]-[$'Weston''s Data'.P10]" office:value-type="float" office:value="0" calcext:value-type="float">
            <text:p>0</text:p>
          </table:table-cell>
          <table:table-cell table:formula="of:=[$'Ammon''s Data'.Q10]-[$'Weston''s Data'.Q10]" office:value-type="float" office:value="0" calcext:value-type="float">
            <text:p>0</text:p>
          </table:table-cell>
          <table:table-cell table:formula="of:=[$'Ammon''s Data'.R10]-[$'Weston''s Data'.R10]" office:value-type="float" office:value="0" calcext:value-type="float">
            <text:p>0</text:p>
          </table:table-cell>
          <table:table-cell table:formula="of:=[$'Ammon''s Data'.S10]-[$'Weston''s Data'.S10]" office:value-type="float" office:value="0" calcext:value-type="float">
            <text:p>0</text:p>
          </table:table-cell>
          <table:table-cell table:formula="of:=[$'Ammon''s Data'.T10]-[$'Weston''s Data'.T10]" office:value-type="float" office:value="0" calcext:value-type="float">
            <text:p>0</text:p>
          </table:table-cell>
        </table:table-row>
        <table:table-row table:style-name="ro1">
          <table:table-cell table:formula="of:=[$'Ammon''s Data'.A11]-[$'Weston''s Data'.A11]" office:value-type="float" office:value="0" calcext:value-type="float">
            <text:p>0</text:p>
          </table:table-cell>
          <table:table-cell table:formula="of:=[$'Ammon''s Data'.B11]-[$'Weston''s Data'.B11]" office:value-type="float" office:value="0" calcext:value-type="float">
            <text:p>0</text:p>
          </table:table-cell>
          <table:table-cell table:formula="of:=[$'Ammon''s Data'.C11]-[$'Weston''s Data'.C11]" office:value-type="float" office:value="0" calcext:value-type="float">
            <text:p>0</text:p>
          </table:table-cell>
          <table:table-cell table:formula="of:=[$'Ammon''s Data'.D11]-[$'Weston''s Data'.D11]" office:value-type="float" office:value="0" calcext:value-type="float">
            <text:p>0</text:p>
          </table:table-cell>
          <table:table-cell table:formula="of:=[$'Ammon''s Data'.E11]-[$'Weston''s Data'.E11]" office:value-type="float" office:value="0" calcext:value-type="float">
            <text:p>0</text:p>
          </table:table-cell>
          <table:table-cell table:formula="of:=[$'Ammon''s Data'.F11]-[$'Weston''s Data'.F11]" office:value-type="float" office:value="0" calcext:value-type="float">
            <text:p>0</text:p>
          </table:table-cell>
          <table:table-cell table:formula="of:=[$'Ammon''s Data'.G11]-[$'Weston''s Data'.G11]" office:value-type="float" office:value="0" calcext:value-type="float">
            <text:p>0</text:p>
          </table:table-cell>
          <table:table-cell table:formula="of:=[$'Ammon''s Data'.H11]-[$'Weston''s Data'.H11]" office:value-type="float" office:value="0" calcext:value-type="float">
            <text:p>0</text:p>
          </table:table-cell>
          <table:table-cell table:formula="of:=[$'Ammon''s Data'.I11]-[$'Weston''s Data'.I11]" office:value-type="float" office:value="0" calcext:value-type="float">
            <text:p>0</text:p>
          </table:table-cell>
          <table:table-cell table:formula="of:=[$'Ammon''s Data'.J11]-[$'Weston''s Data'.J11]" office:value-type="float" office:value="0" calcext:value-type="float">
            <text:p>0</text:p>
          </table:table-cell>
          <table:table-cell table:formula="of:=[$'Ammon''s Data'.K11]-[$'Weston''s Data'.K11]" office:value-type="float" office:value="0" calcext:value-type="float">
            <text:p>0</text:p>
          </table:table-cell>
          <table:table-cell table:formula="of:=[$'Ammon''s Data'.L11]-[$'Weston''s Data'.L11]" office:value-type="float" office:value="0" calcext:value-type="float">
            <text:p>0</text:p>
          </table:table-cell>
          <table:table-cell table:formula="of:=[$'Ammon''s Data'.M11]-[$'Weston''s Data'.M11]" office:value-type="float" office:value="0" calcext:value-type="float">
            <text:p>0</text:p>
          </table:table-cell>
          <table:table-cell table:formula="of:=[$'Ammon''s Data'.N11]-[$'Weston''s Data'.N11]" office:value-type="float" office:value="0" calcext:value-type="float">
            <text:p>0</text:p>
          </table:table-cell>
          <table:table-cell table:formula="of:=[$'Ammon''s Data'.O11]-[$'Weston''s Data'.O11]" office:value-type="float" office:value="0" calcext:value-type="float">
            <text:p>0</text:p>
          </table:table-cell>
          <table:table-cell table:formula="of:=[$'Ammon''s Data'.P11]-[$'Weston''s Data'.P11]" office:value-type="float" office:value="0" calcext:value-type="float">
            <text:p>0</text:p>
          </table:table-cell>
          <table:table-cell table:formula="of:=[$'Ammon''s Data'.Q11]-[$'Weston''s Data'.Q11]" office:value-type="float" office:value="0" calcext:value-type="float">
            <text:p>0</text:p>
          </table:table-cell>
          <table:table-cell table:formula="of:=[$'Ammon''s Data'.R11]-[$'Weston''s Data'.R11]" office:value-type="float" office:value="0" calcext:value-type="float">
            <text:p>0</text:p>
          </table:table-cell>
          <table:table-cell table:formula="of:=[$'Ammon''s Data'.S11]-[$'Weston''s Data'.S11]" office:value-type="float" office:value="0" calcext:value-type="float">
            <text:p>0</text:p>
          </table:table-cell>
          <table:table-cell table:formula="of:=[$'Ammon''s Data'.T11]-[$'Weston''s Data'.T11]" office:value-type="float" office:value="0" calcext:value-type="float">
            <text:p>0</text:p>
          </table:table-cell>
        </table:table-row>
        <table:table-row table:style-name="ro1">
          <table:table-cell table:formula="of:=[$'Ammon''s Data'.A12]-[$'Weston''s Data'.A12]" office:value-type="float" office:value="0" calcext:value-type="float">
            <text:p>0</text:p>
          </table:table-cell>
          <table:table-cell table:formula="of:=[$'Ammon''s Data'.B12]-[$'Weston''s Data'.B12]" office:value-type="float" office:value="0" calcext:value-type="float">
            <text:p>0</text:p>
          </table:table-cell>
          <table:table-cell table:formula="of:=[$'Ammon''s Data'.C12]-[$'Weston''s Data'.C12]" office:value-type="float" office:value="0" calcext:value-type="float">
            <text:p>0</text:p>
          </table:table-cell>
          <table:table-cell table:formula="of:=[$'Ammon''s Data'.D12]-[$'Weston''s Data'.D12]" office:value-type="float" office:value="0" calcext:value-type="float">
            <text:p>0</text:p>
          </table:table-cell>
          <table:table-cell table:formula="of:=[$'Ammon''s Data'.E12]-[$'Weston''s Data'.E12]" office:value-type="float" office:value="0" calcext:value-type="float">
            <text:p>0</text:p>
          </table:table-cell>
          <table:table-cell table:formula="of:=[$'Ammon''s Data'.F12]-[$'Weston''s Data'.F12]" office:value-type="float" office:value="0" calcext:value-type="float">
            <text:p>0</text:p>
          </table:table-cell>
          <table:table-cell table:formula="of:=[$'Ammon''s Data'.G12]-[$'Weston''s Data'.G12]" office:value-type="float" office:value="0" calcext:value-type="float">
            <text:p>0</text:p>
          </table:table-cell>
          <table:table-cell table:formula="of:=[$'Ammon''s Data'.H12]-[$'Weston''s Data'.H12]" office:value-type="float" office:value="0" calcext:value-type="float">
            <text:p>0</text:p>
          </table:table-cell>
          <table:table-cell table:formula="of:=[$'Ammon''s Data'.I12]-[$'Weston''s Data'.I12]" office:value-type="float" office:value="0" calcext:value-type="float">
            <text:p>0</text:p>
          </table:table-cell>
          <table:table-cell table:formula="of:=[$'Ammon''s Data'.J12]-[$'Weston''s Data'.J12]" office:value-type="float" office:value="0" calcext:value-type="float">
            <text:p>0</text:p>
          </table:table-cell>
          <table:table-cell table:formula="of:=[$'Ammon''s Data'.K12]-[$'Weston''s Data'.K12]" office:value-type="float" office:value="0" calcext:value-type="float">
            <text:p>0</text:p>
          </table:table-cell>
          <table:table-cell table:formula="of:=[$'Ammon''s Data'.L12]-[$'Weston''s Data'.L12]" office:value-type="float" office:value="0" calcext:value-type="float">
            <text:p>0</text:p>
          </table:table-cell>
          <table:table-cell table:formula="of:=[$'Ammon''s Data'.M12]-[$'Weston''s Data'.M12]" office:value-type="float" office:value="0" calcext:value-type="float">
            <text:p>0</text:p>
          </table:table-cell>
          <table:table-cell table:formula="of:=[$'Ammon''s Data'.N12]-[$'Weston''s Data'.N12]" office:value-type="float" office:value="0" calcext:value-type="float">
            <text:p>0</text:p>
          </table:table-cell>
          <table:table-cell table:formula="of:=[$'Ammon''s Data'.O12]-[$'Weston''s Data'.O12]" office:value-type="float" office:value="0" calcext:value-type="float">
            <text:p>0</text:p>
          </table:table-cell>
          <table:table-cell table:formula="of:=[$'Ammon''s Data'.P12]-[$'Weston''s Data'.P12]" office:value-type="float" office:value="0" calcext:value-type="float">
            <text:p>0</text:p>
          </table:table-cell>
          <table:table-cell table:formula="of:=[$'Ammon''s Data'.Q12]-[$'Weston''s Data'.Q12]" office:value-type="float" office:value="0" calcext:value-type="float">
            <text:p>0</text:p>
          </table:table-cell>
          <table:table-cell table:formula="of:=[$'Ammon''s Data'.R12]-[$'Weston''s Data'.R12]" office:value-type="float" office:value="0" calcext:value-type="float">
            <text:p>0</text:p>
          </table:table-cell>
          <table:table-cell table:formula="of:=[$'Ammon''s Data'.S12]-[$'Weston''s Data'.S12]" office:value-type="float" office:value="0" calcext:value-type="float">
            <text:p>0</text:p>
          </table:table-cell>
          <table:table-cell table:formula="of:=[$'Ammon''s Data'.T12]-[$'Weston''s Data'.T12]" office:value-type="float" office:value="0" calcext:value-type="float">
            <text:p>0</text:p>
          </table:table-cell>
        </table:table-row>
        <table:table-row table:style-name="ro1">
          <table:table-cell table:formula="of:=[$'Ammon''s Data'.A13]-[$'Weston''s Data'.A13]" office:value-type="float" office:value="0" calcext:value-type="float">
            <text:p>0</text:p>
          </table:table-cell>
          <table:table-cell table:formula="of:=[$'Ammon''s Data'.B13]-[$'Weston''s Data'.B13]" office:value-type="float" office:value="0" calcext:value-type="float">
            <text:p>0</text:p>
          </table:table-cell>
          <table:table-cell table:formula="of:=[$'Ammon''s Data'.C13]-[$'Weston''s Data'.C13]" office:value-type="float" office:value="0" calcext:value-type="float">
            <text:p>0</text:p>
          </table:table-cell>
          <table:table-cell table:formula="of:=[$'Ammon''s Data'.D13]-[$'Weston''s Data'.D13]" office:value-type="float" office:value="0" calcext:value-type="float">
            <text:p>0</text:p>
          </table:table-cell>
          <table:table-cell table:formula="of:=[$'Ammon''s Data'.E13]-[$'Weston''s Data'.E13]" office:value-type="float" office:value="0" calcext:value-type="float">
            <text:p>0</text:p>
          </table:table-cell>
          <table:table-cell table:formula="of:=[$'Ammon''s Data'.F13]-[$'Weston''s Data'.F13]" office:value-type="float" office:value="0" calcext:value-type="float">
            <text:p>0</text:p>
          </table:table-cell>
          <table:table-cell table:formula="of:=[$'Ammon''s Data'.G13]-[$'Weston''s Data'.G13]" office:value-type="float" office:value="0" calcext:value-type="float">
            <text:p>0</text:p>
          </table:table-cell>
          <table:table-cell table:formula="of:=[$'Ammon''s Data'.H13]-[$'Weston''s Data'.H13]" office:value-type="float" office:value="0" calcext:value-type="float">
            <text:p>0</text:p>
          </table:table-cell>
          <table:table-cell table:formula="of:=[$'Ammon''s Data'.I13]-[$'Weston''s Data'.I13]" office:value-type="float" office:value="0" calcext:value-type="float">
            <text:p>0</text:p>
          </table:table-cell>
          <table:table-cell table:formula="of:=[$'Ammon''s Data'.J13]-[$'Weston''s Data'.J13]" office:value-type="float" office:value="0" calcext:value-type="float">
            <text:p>0</text:p>
          </table:table-cell>
          <table:table-cell table:formula="of:=[$'Ammon''s Data'.K13]-[$'Weston''s Data'.K13]" office:value-type="float" office:value="0" calcext:value-type="float">
            <text:p>0</text:p>
          </table:table-cell>
          <table:table-cell table:formula="of:=[$'Ammon''s Data'.L13]-[$'Weston''s Data'.L13]" office:value-type="float" office:value="0" calcext:value-type="float">
            <text:p>0</text:p>
          </table:table-cell>
          <table:table-cell table:formula="of:=[$'Ammon''s Data'.M13]-[$'Weston''s Data'.M13]" office:value-type="float" office:value="0" calcext:value-type="float">
            <text:p>0</text:p>
          </table:table-cell>
          <table:table-cell table:formula="of:=[$'Ammon''s Data'.N13]-[$'Weston''s Data'.N13]" office:value-type="float" office:value="0" calcext:value-type="float">
            <text:p>0</text:p>
          </table:table-cell>
          <table:table-cell table:formula="of:=[$'Ammon''s Data'.O13]-[$'Weston''s Data'.O13]" office:value-type="float" office:value="0" calcext:value-type="float">
            <text:p>0</text:p>
          </table:table-cell>
          <table:table-cell table:formula="of:=[$'Ammon''s Data'.P13]-[$'Weston''s Data'.P13]" office:value-type="float" office:value="0" calcext:value-type="float">
            <text:p>0</text:p>
          </table:table-cell>
          <table:table-cell table:formula="of:=[$'Ammon''s Data'.Q13]-[$'Weston''s Data'.Q13]" office:value-type="float" office:value="0" calcext:value-type="float">
            <text:p>0</text:p>
          </table:table-cell>
          <table:table-cell table:formula="of:=[$'Ammon''s Data'.R13]-[$'Weston''s Data'.R13]" office:value-type="float" office:value="0" calcext:value-type="float">
            <text:p>0</text:p>
          </table:table-cell>
          <table:table-cell table:formula="of:=[$'Ammon''s Data'.S13]-[$'Weston''s Data'.S13]" office:value-type="float" office:value="0" calcext:value-type="float">
            <text:p>0</text:p>
          </table:table-cell>
          <table:table-cell table:formula="of:=[$'Ammon''s Data'.T13]-[$'Weston''s Data'.T13]" office:value-type="float" office:value="0" calcext:value-type="float">
            <text:p>0</text:p>
          </table:table-cell>
        </table:table-row>
        <table:table-row table:style-name="ro1">
          <table:table-cell table:formula="of:=[$'Ammon''s Data'.A14]-[$'Weston''s Data'.A14]" office:value-type="float" office:value="0" calcext:value-type="float">
            <text:p>0</text:p>
          </table:table-cell>
          <table:table-cell table:formula="of:=[$'Ammon''s Data'.B14]-[$'Weston''s Data'.B14]" office:value-type="float" office:value="0" calcext:value-type="float">
            <text:p>0</text:p>
          </table:table-cell>
          <table:table-cell table:formula="of:=[$'Ammon''s Data'.C14]-[$'Weston''s Data'.C14]" office:value-type="float" office:value="0" calcext:value-type="float">
            <text:p>0</text:p>
          </table:table-cell>
          <table:table-cell table:formula="of:=[$'Ammon''s Data'.D14]-[$'Weston''s Data'.D14]" office:value-type="float" office:value="0" calcext:value-type="float">
            <text:p>0</text:p>
          </table:table-cell>
          <table:table-cell table:formula="of:=[$'Ammon''s Data'.E14]-[$'Weston''s Data'.E14]" office:value-type="float" office:value="0" calcext:value-type="float">
            <text:p>0</text:p>
          </table:table-cell>
          <table:table-cell table:formula="of:=[$'Ammon''s Data'.F14]-[$'Weston''s Data'.F14]" office:value-type="float" office:value="0" calcext:value-type="float">
            <text:p>0</text:p>
          </table:table-cell>
          <table:table-cell table:formula="of:=[$'Ammon''s Data'.G14]-[$'Weston''s Data'.G14]" office:value-type="float" office:value="0" calcext:value-type="float">
            <text:p>0</text:p>
          </table:table-cell>
          <table:table-cell table:formula="of:=[$'Ammon''s Data'.H14]-[$'Weston''s Data'.H14]" office:value-type="float" office:value="0" calcext:value-type="float">
            <text:p>0</text:p>
          </table:table-cell>
          <table:table-cell table:formula="of:=[$'Ammon''s Data'.I14]-[$'Weston''s Data'.I14]" office:value-type="float" office:value="0" calcext:value-type="float">
            <text:p>0</text:p>
          </table:table-cell>
          <table:table-cell table:formula="of:=[$'Ammon''s Data'.J14]-[$'Weston''s Data'.J14]" office:value-type="float" office:value="0" calcext:value-type="float">
            <text:p>0</text:p>
          </table:table-cell>
          <table:table-cell table:formula="of:=[$'Ammon''s Data'.K14]-[$'Weston''s Data'.K14]" office:value-type="float" office:value="0" calcext:value-type="float">
            <text:p>0</text:p>
          </table:table-cell>
          <table:table-cell table:formula="of:=[$'Ammon''s Data'.L14]-[$'Weston''s Data'.L14]" office:value-type="float" office:value="0" calcext:value-type="float">
            <text:p>0</text:p>
          </table:table-cell>
          <table:table-cell table:formula="of:=[$'Ammon''s Data'.M14]-[$'Weston''s Data'.M14]" office:value-type="float" office:value="0" calcext:value-type="float">
            <text:p>0</text:p>
          </table:table-cell>
          <table:table-cell table:formula="of:=[$'Ammon''s Data'.N14]-[$'Weston''s Data'.N14]" office:value-type="float" office:value="0" calcext:value-type="float">
            <text:p>0</text:p>
          </table:table-cell>
          <table:table-cell table:formula="of:=[$'Ammon''s Data'.O14]-[$'Weston''s Data'.O14]" office:value-type="float" office:value="0" calcext:value-type="float">
            <text:p>0</text:p>
          </table:table-cell>
          <table:table-cell table:formula="of:=[$'Ammon''s Data'.P14]-[$'Weston''s Data'.P14]" office:value-type="float" office:value="0" calcext:value-type="float">
            <text:p>0</text:p>
          </table:table-cell>
          <table:table-cell table:formula="of:=[$'Ammon''s Data'.Q14]-[$'Weston''s Data'.Q14]" office:value-type="float" office:value="0" calcext:value-type="float">
            <text:p>0</text:p>
          </table:table-cell>
          <table:table-cell table:formula="of:=[$'Ammon''s Data'.R14]-[$'Weston''s Data'.R14]" office:value-type="float" office:value="0" calcext:value-type="float">
            <text:p>0</text:p>
          </table:table-cell>
          <table:table-cell table:formula="of:=[$'Ammon''s Data'.S14]-[$'Weston''s Data'.S14]" office:value-type="float" office:value="0" calcext:value-type="float">
            <text:p>0</text:p>
          </table:table-cell>
          <table:table-cell table:formula="of:=[$'Ammon''s Data'.T14]-[$'Weston''s Data'.T14]" office:value-type="float" office:value="0" calcext:value-type="float">
            <text:p>0</text:p>
          </table:table-cell>
        </table:table-row>
        <table:table-row table:style-name="ro1">
          <table:table-cell table:formula="of:=[$'Ammon''s Data'.A15]-[$'Weston''s Data'.A15]" office:value-type="float" office:value="0" calcext:value-type="float">
            <text:p>0</text:p>
          </table:table-cell>
          <table:table-cell table:formula="of:=[$'Ammon''s Data'.B15]-[$'Weston''s Data'.B15]" office:value-type="float" office:value="0" calcext:value-type="float">
            <text:p>0</text:p>
          </table:table-cell>
          <table:table-cell table:formula="of:=[$'Ammon''s Data'.C15]-[$'Weston''s Data'.C15]" office:value-type="float" office:value="0" calcext:value-type="float">
            <text:p>0</text:p>
          </table:table-cell>
          <table:table-cell table:formula="of:=[$'Ammon''s Data'.D15]-[$'Weston''s Data'.D15]" office:value-type="float" office:value="0" calcext:value-type="float">
            <text:p>0</text:p>
          </table:table-cell>
          <table:table-cell table:formula="of:=[$'Ammon''s Data'.E15]-[$'Weston''s Data'.E15]" office:value-type="float" office:value="0" calcext:value-type="float">
            <text:p>0</text:p>
          </table:table-cell>
          <table:table-cell table:formula="of:=[$'Ammon''s Data'.F15]-[$'Weston''s Data'.F15]" office:value-type="float" office:value="0" calcext:value-type="float">
            <text:p>0</text:p>
          </table:table-cell>
          <table:table-cell table:formula="of:=[$'Ammon''s Data'.G15]-[$'Weston''s Data'.G15]" office:value-type="float" office:value="0" calcext:value-type="float">
            <text:p>0</text:p>
          </table:table-cell>
          <table:table-cell table:formula="of:=[$'Ammon''s Data'.H15]-[$'Weston''s Data'.H15]" office:value-type="float" office:value="0" calcext:value-type="float">
            <text:p>0</text:p>
          </table:table-cell>
          <table:table-cell table:formula="of:=[$'Ammon''s Data'.I15]-[$'Weston''s Data'.I15]" office:value-type="float" office:value="0" calcext:value-type="float">
            <text:p>0</text:p>
          </table:table-cell>
          <table:table-cell table:formula="of:=[$'Ammon''s Data'.J15]-[$'Weston''s Data'.J15]" office:value-type="float" office:value="0" calcext:value-type="float">
            <text:p>0</text:p>
          </table:table-cell>
          <table:table-cell table:formula="of:=[$'Ammon''s Data'.K15]-[$'Weston''s Data'.K15]" office:value-type="float" office:value="0" calcext:value-type="float">
            <text:p>0</text:p>
          </table:table-cell>
          <table:table-cell table:formula="of:=[$'Ammon''s Data'.L15]-[$'Weston''s Data'.L15]" office:value-type="float" office:value="0" calcext:value-type="float">
            <text:p>0</text:p>
          </table:table-cell>
          <table:table-cell table:formula="of:=[$'Ammon''s Data'.M15]-[$'Weston''s Data'.M15]" office:value-type="float" office:value="0" calcext:value-type="float">
            <text:p>0</text:p>
          </table:table-cell>
          <table:table-cell table:formula="of:=[$'Ammon''s Data'.N15]-[$'Weston''s Data'.N15]" office:value-type="float" office:value="0" calcext:value-type="float">
            <text:p>0</text:p>
          </table:table-cell>
          <table:table-cell table:formula="of:=[$'Ammon''s Data'.O15]-[$'Weston''s Data'.O15]" office:value-type="float" office:value="0" calcext:value-type="float">
            <text:p>0</text:p>
          </table:table-cell>
          <table:table-cell table:formula="of:=[$'Ammon''s Data'.P15]-[$'Weston''s Data'.P15]" office:value-type="float" office:value="0" calcext:value-type="float">
            <text:p>0</text:p>
          </table:table-cell>
          <table:table-cell table:formula="of:=[$'Ammon''s Data'.Q15]-[$'Weston''s Data'.Q15]" office:value-type="float" office:value="0" calcext:value-type="float">
            <text:p>0</text:p>
          </table:table-cell>
          <table:table-cell table:formula="of:=[$'Ammon''s Data'.R15]-[$'Weston''s Data'.R15]" office:value-type="float" office:value="0" calcext:value-type="float">
            <text:p>0</text:p>
          </table:table-cell>
          <table:table-cell table:formula="of:=[$'Ammon''s Data'.S15]-[$'Weston''s Data'.S15]" office:value-type="float" office:value="0" calcext:value-type="float">
            <text:p>0</text:p>
          </table:table-cell>
          <table:table-cell table:formula="of:=[$'Ammon''s Data'.T15]-[$'Weston''s Data'.T15]" office:value-type="float" office:value="0" calcext:value-type="float">
            <text:p>0</text:p>
          </table:table-cell>
        </table:table-row>
        <table:table-row table:style-name="ro1">
          <table:table-cell table:formula="of:=[$'Ammon''s Data'.A16]-[$'Weston''s Data'.A16]" office:value-type="float" office:value="0" calcext:value-type="float">
            <text:p>0</text:p>
          </table:table-cell>
          <table:table-cell table:formula="of:=[$'Ammon''s Data'.B16]-[$'Weston''s Data'.B16]" office:value-type="float" office:value="0" calcext:value-type="float">
            <text:p>0</text:p>
          </table:table-cell>
          <table:table-cell table:formula="of:=[$'Ammon''s Data'.C16]-[$'Weston''s Data'.C16]" office:value-type="float" office:value="0" calcext:value-type="float">
            <text:p>0</text:p>
          </table:table-cell>
          <table:table-cell table:formula="of:=[$'Ammon''s Data'.D16]-[$'Weston''s Data'.D16]" office:value-type="float" office:value="0" calcext:value-type="float">
            <text:p>0</text:p>
          </table:table-cell>
          <table:table-cell table:formula="of:=[$'Ammon''s Data'.E16]-[$'Weston''s Data'.E16]" office:value-type="float" office:value="0" calcext:value-type="float">
            <text:p>0</text:p>
          </table:table-cell>
          <table:table-cell table:formula="of:=[$'Ammon''s Data'.F16]-[$'Weston''s Data'.F16]" office:value-type="float" office:value="0" calcext:value-type="float">
            <text:p>0</text:p>
          </table:table-cell>
          <table:table-cell table:formula="of:=[$'Ammon''s Data'.G16]-[$'Weston''s Data'.G16]" office:value-type="float" office:value="0" calcext:value-type="float">
            <text:p>0</text:p>
          </table:table-cell>
          <table:table-cell table:formula="of:=[$'Ammon''s Data'.H16]-[$'Weston''s Data'.H16]" office:value-type="float" office:value="0" calcext:value-type="float">
            <text:p>0</text:p>
          </table:table-cell>
          <table:table-cell table:formula="of:=[$'Ammon''s Data'.I16]-[$'Weston''s Data'.I16]" office:value-type="float" office:value="0" calcext:value-type="float">
            <text:p>0</text:p>
          </table:table-cell>
          <table:table-cell table:formula="of:=[$'Ammon''s Data'.J16]-[$'Weston''s Data'.J16]" office:value-type="float" office:value="0" calcext:value-type="float">
            <text:p>0</text:p>
          </table:table-cell>
          <table:table-cell table:formula="of:=[$'Ammon''s Data'.K16]-[$'Weston''s Data'.K16]" office:value-type="float" office:value="0" calcext:value-type="float">
            <text:p>0</text:p>
          </table:table-cell>
          <table:table-cell table:formula="of:=[$'Ammon''s Data'.L16]-[$'Weston''s Data'.L16]" office:value-type="float" office:value="0" calcext:value-type="float">
            <text:p>0</text:p>
          </table:table-cell>
          <table:table-cell table:formula="of:=[$'Ammon''s Data'.M16]-[$'Weston''s Data'.M16]" office:value-type="float" office:value="0" calcext:value-type="float">
            <text:p>0</text:p>
          </table:table-cell>
          <table:table-cell table:formula="of:=[$'Ammon''s Data'.N16]-[$'Weston''s Data'.N16]" office:value-type="float" office:value="0" calcext:value-type="float">
            <text:p>0</text:p>
          </table:table-cell>
          <table:table-cell table:formula="of:=[$'Ammon''s Data'.O16]-[$'Weston''s Data'.O16]" office:value-type="float" office:value="0" calcext:value-type="float">
            <text:p>0</text:p>
          </table:table-cell>
          <table:table-cell table:formula="of:=[$'Ammon''s Data'.P16]-[$'Weston''s Data'.P16]" office:value-type="float" office:value="0" calcext:value-type="float">
            <text:p>0</text:p>
          </table:table-cell>
          <table:table-cell table:formula="of:=[$'Ammon''s Data'.Q16]-[$'Weston''s Data'.Q16]" office:value-type="float" office:value="0" calcext:value-type="float">
            <text:p>0</text:p>
          </table:table-cell>
          <table:table-cell table:formula="of:=[$'Ammon''s Data'.R16]-[$'Weston''s Data'.R16]" office:value-type="float" office:value="0" calcext:value-type="float">
            <text:p>0</text:p>
          </table:table-cell>
          <table:table-cell table:formula="of:=[$'Ammon''s Data'.S16]-[$'Weston''s Data'.S16]" office:value-type="float" office:value="0" calcext:value-type="float">
            <text:p>0</text:p>
          </table:table-cell>
          <table:table-cell table:formula="of:=[$'Ammon''s Data'.T16]-[$'Weston''s Data'.T16]" office:value-type="float" office:value="0" calcext:value-type="float">
            <text:p>0</text:p>
          </table:table-cell>
        </table:table-row>
        <table:table-row table:style-name="ro1">
          <table:table-cell table:formula="of:=[$'Ammon''s Data'.A17]-[$'Weston''s Data'.A17]" office:value-type="float" office:value="0" calcext:value-type="float">
            <text:p>0</text:p>
          </table:table-cell>
          <table:table-cell table:formula="of:=[$'Ammon''s Data'.B17]-[$'Weston''s Data'.B17]" office:value-type="float" office:value="0" calcext:value-type="float">
            <text:p>0</text:p>
          </table:table-cell>
          <table:table-cell table:formula="of:=[$'Ammon''s Data'.C17]-[$'Weston''s Data'.C17]" office:value-type="float" office:value="0" calcext:value-type="float">
            <text:p>0</text:p>
          </table:table-cell>
          <table:table-cell table:formula="of:=[$'Ammon''s Data'.D17]-[$'Weston''s Data'.D17]" office:value-type="float" office:value="0" calcext:value-type="float">
            <text:p>0</text:p>
          </table:table-cell>
          <table:table-cell table:formula="of:=[$'Ammon''s Data'.E17]-[$'Weston''s Data'.E17]" office:value-type="float" office:value="0" calcext:value-type="float">
            <text:p>0</text:p>
          </table:table-cell>
          <table:table-cell table:formula="of:=[$'Ammon''s Data'.F17]-[$'Weston''s Data'.F17]" office:value-type="float" office:value="0" calcext:value-type="float">
            <text:p>0</text:p>
          </table:table-cell>
          <table:table-cell table:formula="of:=[$'Ammon''s Data'.G17]-[$'Weston''s Data'.G17]" office:value-type="float" office:value="0" calcext:value-type="float">
            <text:p>0</text:p>
          </table:table-cell>
          <table:table-cell table:formula="of:=[$'Ammon''s Data'.H17]-[$'Weston''s Data'.H17]" office:value-type="float" office:value="0" calcext:value-type="float">
            <text:p>0</text:p>
          </table:table-cell>
          <table:table-cell table:formula="of:=[$'Ammon''s Data'.I17]-[$'Weston''s Data'.I17]" office:value-type="float" office:value="0" calcext:value-type="float">
            <text:p>0</text:p>
          </table:table-cell>
          <table:table-cell table:formula="of:=[$'Ammon''s Data'.J17]-[$'Weston''s Data'.J17]" office:value-type="float" office:value="0" calcext:value-type="float">
            <text:p>0</text:p>
          </table:table-cell>
          <table:table-cell table:formula="of:=[$'Ammon''s Data'.K17]-[$'Weston''s Data'.K17]" office:value-type="float" office:value="0" calcext:value-type="float">
            <text:p>0</text:p>
          </table:table-cell>
          <table:table-cell table:formula="of:=[$'Ammon''s Data'.L17]-[$'Weston''s Data'.L17]" office:value-type="float" office:value="0" calcext:value-type="float">
            <text:p>0</text:p>
          </table:table-cell>
          <table:table-cell table:formula="of:=[$'Ammon''s Data'.M17]-[$'Weston''s Data'.M17]" office:value-type="float" office:value="0" calcext:value-type="float">
            <text:p>0</text:p>
          </table:table-cell>
          <table:table-cell table:formula="of:=[$'Ammon''s Data'.N17]-[$'Weston''s Data'.N17]" office:value-type="float" office:value="0" calcext:value-type="float">
            <text:p>0</text:p>
          </table:table-cell>
          <table:table-cell table:formula="of:=[$'Ammon''s Data'.O17]-[$'Weston''s Data'.O17]" office:value-type="float" office:value="0" calcext:value-type="float">
            <text:p>0</text:p>
          </table:table-cell>
          <table:table-cell table:formula="of:=[$'Ammon''s Data'.P17]-[$'Weston''s Data'.P17]" office:value-type="float" office:value="0" calcext:value-type="float">
            <text:p>0</text:p>
          </table:table-cell>
          <table:table-cell table:formula="of:=[$'Ammon''s Data'.Q17]-[$'Weston''s Data'.Q17]" office:value-type="float" office:value="0" calcext:value-type="float">
            <text:p>0</text:p>
          </table:table-cell>
          <table:table-cell table:formula="of:=[$'Ammon''s Data'.R17]-[$'Weston''s Data'.R17]" office:value-type="float" office:value="0" calcext:value-type="float">
            <text:p>0</text:p>
          </table:table-cell>
          <table:table-cell table:formula="of:=[$'Ammon''s Data'.S17]-[$'Weston''s Data'.S17]" office:value-type="float" office:value="0" calcext:value-type="float">
            <text:p>0</text:p>
          </table:table-cell>
          <table:table-cell table:formula="of:=[$'Ammon''s Data'.T17]-[$'Weston''s Data'.T17]" office:value-type="float" office:value="0" calcext:value-type="float">
            <text:p>0</text:p>
          </table:table-cell>
        </table:table-row>
        <table:table-row table:style-name="ro1">
          <table:table-cell table:formula="of:=[$'Ammon''s Data'.A18]-[$'Weston''s Data'.A18]" office:value-type="float" office:value="0" calcext:value-type="float">
            <text:p>0</text:p>
          </table:table-cell>
          <table:table-cell table:formula="of:=[$'Ammon''s Data'.B18]-[$'Weston''s Data'.B18]" office:value-type="float" office:value="0" calcext:value-type="float">
            <text:p>0</text:p>
          </table:table-cell>
          <table:table-cell table:formula="of:=[$'Ammon''s Data'.C18]-[$'Weston''s Data'.C18]" office:value-type="float" office:value="0" calcext:value-type="float">
            <text:p>0</text:p>
          </table:table-cell>
          <table:table-cell table:formula="of:=[$'Ammon''s Data'.D18]-[$'Weston''s Data'.D18]" office:value-type="float" office:value="0" calcext:value-type="float">
            <text:p>0</text:p>
          </table:table-cell>
          <table:table-cell table:formula="of:=[$'Ammon''s Data'.E18]-[$'Weston''s Data'.E18]" office:value-type="float" office:value="0" calcext:value-type="float">
            <text:p>0</text:p>
          </table:table-cell>
          <table:table-cell table:formula="of:=[$'Ammon''s Data'.F18]-[$'Weston''s Data'.F18]" office:value-type="float" office:value="0" calcext:value-type="float">
            <text:p>0</text:p>
          </table:table-cell>
          <table:table-cell table:formula="of:=[$'Ammon''s Data'.G18]-[$'Weston''s Data'.G18]" office:value-type="float" office:value="0" calcext:value-type="float">
            <text:p>0</text:p>
          </table:table-cell>
          <table:table-cell table:formula="of:=[$'Ammon''s Data'.H18]-[$'Weston''s Data'.H18]" office:value-type="float" office:value="0" calcext:value-type="float">
            <text:p>0</text:p>
          </table:table-cell>
          <table:table-cell table:formula="of:=[$'Ammon''s Data'.I18]-[$'Weston''s Data'.I18]" office:value-type="float" office:value="0" calcext:value-type="float">
            <text:p>0</text:p>
          </table:table-cell>
          <table:table-cell table:formula="of:=[$'Ammon''s Data'.J18]-[$'Weston''s Data'.J18]" office:value-type="float" office:value="0" calcext:value-type="float">
            <text:p>0</text:p>
          </table:table-cell>
          <table:table-cell table:formula="of:=[$'Ammon''s Data'.K18]-[$'Weston''s Data'.K18]" office:value-type="float" office:value="0" calcext:value-type="float">
            <text:p>0</text:p>
          </table:table-cell>
          <table:table-cell table:formula="of:=[$'Ammon''s Data'.L18]-[$'Weston''s Data'.L18]" office:value-type="float" office:value="0" calcext:value-type="float">
            <text:p>0</text:p>
          </table:table-cell>
          <table:table-cell table:formula="of:=[$'Ammon''s Data'.M18]-[$'Weston''s Data'.M18]" office:value-type="float" office:value="0" calcext:value-type="float">
            <text:p>0</text:p>
          </table:table-cell>
          <table:table-cell table:formula="of:=[$'Ammon''s Data'.N18]-[$'Weston''s Data'.N18]" office:value-type="float" office:value="0" calcext:value-type="float">
            <text:p>0</text:p>
          </table:table-cell>
          <table:table-cell table:formula="of:=[$'Ammon''s Data'.O18]-[$'Weston''s Data'.O18]" office:value-type="float" office:value="0" calcext:value-type="float">
            <text:p>0</text:p>
          </table:table-cell>
          <table:table-cell table:formula="of:=[$'Ammon''s Data'.P18]-[$'Weston''s Data'.P18]" office:value-type="float" office:value="0" calcext:value-type="float">
            <text:p>0</text:p>
          </table:table-cell>
          <table:table-cell table:formula="of:=[$'Ammon''s Data'.Q18]-[$'Weston''s Data'.Q18]" office:value-type="float" office:value="0" calcext:value-type="float">
            <text:p>0</text:p>
          </table:table-cell>
          <table:table-cell table:formula="of:=[$'Ammon''s Data'.R18]-[$'Weston''s Data'.R18]" office:value-type="float" office:value="0" calcext:value-type="float">
            <text:p>0</text:p>
          </table:table-cell>
          <table:table-cell table:formula="of:=[$'Ammon''s Data'.S18]-[$'Weston''s Data'.S18]" office:value-type="float" office:value="0" calcext:value-type="float">
            <text:p>0</text:p>
          </table:table-cell>
          <table:table-cell table:formula="of:=[$'Ammon''s Data'.T18]-[$'Weston''s Data'.T18]" office:value-type="float" office:value="0" calcext:value-type="float">
            <text:p>0</text:p>
          </table:table-cell>
        </table:table-row>
        <table:table-row table:style-name="ro1">
          <table:table-cell table:formula="of:=[$'Ammon''s Data'.A19]-[$'Weston''s Data'.A19]" office:value-type="float" office:value="0" calcext:value-type="float">
            <text:p>0</text:p>
          </table:table-cell>
          <table:table-cell table:formula="of:=[$'Ammon''s Data'.B19]-[$'Weston''s Data'.B19]" office:value-type="float" office:value="0" calcext:value-type="float">
            <text:p>0</text:p>
          </table:table-cell>
          <table:table-cell table:formula="of:=[$'Ammon''s Data'.C19]-[$'Weston''s Data'.C19]" office:value-type="float" office:value="0" calcext:value-type="float">
            <text:p>0</text:p>
          </table:table-cell>
          <table:table-cell table:formula="of:=[$'Ammon''s Data'.D19]-[$'Weston''s Data'.D19]" office:value-type="float" office:value="0" calcext:value-type="float">
            <text:p>0</text:p>
          </table:table-cell>
          <table:table-cell table:formula="of:=[$'Ammon''s Data'.E19]-[$'Weston''s Data'.E19]" office:value-type="float" office:value="0" calcext:value-type="float">
            <text:p>0</text:p>
          </table:table-cell>
          <table:table-cell table:formula="of:=[$'Ammon''s Data'.F19]-[$'Weston''s Data'.F19]" office:value-type="float" office:value="0" calcext:value-type="float">
            <text:p>0</text:p>
          </table:table-cell>
          <table:table-cell table:formula="of:=[$'Ammon''s Data'.G19]-[$'Weston''s Data'.G19]" office:value-type="float" office:value="0" calcext:value-type="float">
            <text:p>0</text:p>
          </table:table-cell>
          <table:table-cell table:formula="of:=[$'Ammon''s Data'.H19]-[$'Weston''s Data'.H19]" office:value-type="float" office:value="0" calcext:value-type="float">
            <text:p>0</text:p>
          </table:table-cell>
          <table:table-cell table:formula="of:=[$'Ammon''s Data'.I19]-[$'Weston''s Data'.I19]" office:value-type="float" office:value="0" calcext:value-type="float">
            <text:p>0</text:p>
          </table:table-cell>
          <table:table-cell table:formula="of:=[$'Ammon''s Data'.J19]-[$'Weston''s Data'.J19]" office:value-type="float" office:value="0" calcext:value-type="float">
            <text:p>0</text:p>
          </table:table-cell>
          <table:table-cell table:formula="of:=[$'Ammon''s Data'.K19]-[$'Weston''s Data'.K19]" office:value-type="float" office:value="0" calcext:value-type="float">
            <text:p>0</text:p>
          </table:table-cell>
          <table:table-cell table:formula="of:=[$'Ammon''s Data'.L19]-[$'Weston''s Data'.L19]" office:value-type="float" office:value="0" calcext:value-type="float">
            <text:p>0</text:p>
          </table:table-cell>
          <table:table-cell table:formula="of:=[$'Ammon''s Data'.M19]-[$'Weston''s Data'.M19]" office:value-type="float" office:value="0" calcext:value-type="float">
            <text:p>0</text:p>
          </table:table-cell>
          <table:table-cell table:formula="of:=[$'Ammon''s Data'.N19]-[$'Weston''s Data'.N19]" office:value-type="float" office:value="0" calcext:value-type="float">
            <text:p>0</text:p>
          </table:table-cell>
          <table:table-cell table:formula="of:=[$'Ammon''s Data'.O19]-[$'Weston''s Data'.O19]" office:value-type="float" office:value="0" calcext:value-type="float">
            <text:p>0</text:p>
          </table:table-cell>
          <table:table-cell table:formula="of:=[$'Ammon''s Data'.P19]-[$'Weston''s Data'.P19]" office:value-type="float" office:value="0" calcext:value-type="float">
            <text:p>0</text:p>
          </table:table-cell>
          <table:table-cell table:formula="of:=[$'Ammon''s Data'.Q19]-[$'Weston''s Data'.Q19]" office:value-type="float" office:value="0" calcext:value-type="float">
            <text:p>0</text:p>
          </table:table-cell>
          <table:table-cell table:formula="of:=[$'Ammon''s Data'.R19]-[$'Weston''s Data'.R19]" office:value-type="float" office:value="0" calcext:value-type="float">
            <text:p>0</text:p>
          </table:table-cell>
          <table:table-cell table:formula="of:=[$'Ammon''s Data'.S19]-[$'Weston''s Data'.S19]" office:value-type="float" office:value="0" calcext:value-type="float">
            <text:p>0</text:p>
          </table:table-cell>
          <table:table-cell table:formula="of:=[$'Ammon''s Data'.T19]-[$'Weston''s Data'.T19]" office:value-type="float" office:value="0" calcext:value-type="float">
            <text:p>0</text:p>
          </table:table-cell>
        </table:table-row>
        <table:table-row table:style-name="ro1">
          <table:table-cell table:formula="of:=[$'Ammon''s Data'.A20]-[$'Weston''s Data'.A20]" office:value-type="float" office:value="0" calcext:value-type="float">
            <text:p>0</text:p>
          </table:table-cell>
          <table:table-cell table:formula="of:=[$'Ammon''s Data'.B20]-[$'Weston''s Data'.B20]" office:value-type="float" office:value="0" calcext:value-type="float">
            <text:p>0</text:p>
          </table:table-cell>
          <table:table-cell table:formula="of:=[$'Ammon''s Data'.C20]-[$'Weston''s Data'.C20]" office:value-type="float" office:value="0" calcext:value-type="float">
            <text:p>0</text:p>
          </table:table-cell>
          <table:table-cell table:formula="of:=[$'Ammon''s Data'.D20]-[$'Weston''s Data'.D20]" office:value-type="float" office:value="0" calcext:value-type="float">
            <text:p>0</text:p>
          </table:table-cell>
          <table:table-cell table:formula="of:=[$'Ammon''s Data'.E20]-[$'Weston''s Data'.E20]" office:value-type="float" office:value="0" calcext:value-type="float">
            <text:p>0</text:p>
          </table:table-cell>
          <table:table-cell table:formula="of:=[$'Ammon''s Data'.F20]-[$'Weston''s Data'.F20]" office:value-type="float" office:value="0" calcext:value-type="float">
            <text:p>0</text:p>
          </table:table-cell>
          <table:table-cell table:formula="of:=[$'Ammon''s Data'.G20]-[$'Weston''s Data'.G20]" office:value-type="float" office:value="0" calcext:value-type="float">
            <text:p>0</text:p>
          </table:table-cell>
          <table:table-cell table:formula="of:=[$'Ammon''s Data'.H20]-[$'Weston''s Data'.H20]" office:value-type="float" office:value="0" calcext:value-type="float">
            <text:p>0</text:p>
          </table:table-cell>
          <table:table-cell table:formula="of:=[$'Ammon''s Data'.I20]-[$'Weston''s Data'.I20]" office:value-type="float" office:value="0" calcext:value-type="float">
            <text:p>0</text:p>
          </table:table-cell>
          <table:table-cell table:formula="of:=[$'Ammon''s Data'.J20]-[$'Weston''s Data'.J20]" office:value-type="float" office:value="0" calcext:value-type="float">
            <text:p>0</text:p>
          </table:table-cell>
          <table:table-cell table:formula="of:=[$'Ammon''s Data'.K20]-[$'Weston''s Data'.K20]" office:value-type="float" office:value="0" calcext:value-type="float">
            <text:p>0</text:p>
          </table:table-cell>
          <table:table-cell table:formula="of:=[$'Ammon''s Data'.L20]-[$'Weston''s Data'.L20]" office:value-type="float" office:value="0" calcext:value-type="float">
            <text:p>0</text:p>
          </table:table-cell>
          <table:table-cell table:formula="of:=[$'Ammon''s Data'.M20]-[$'Weston''s Data'.M20]" office:value-type="float" office:value="0" calcext:value-type="float">
            <text:p>0</text:p>
          </table:table-cell>
          <table:table-cell table:formula="of:=[$'Ammon''s Data'.N20]-[$'Weston''s Data'.N20]" office:value-type="float" office:value="0" calcext:value-type="float">
            <text:p>0</text:p>
          </table:table-cell>
          <table:table-cell table:formula="of:=[$'Ammon''s Data'.O20]-[$'Weston''s Data'.O20]" office:value-type="float" office:value="0" calcext:value-type="float">
            <text:p>0</text:p>
          </table:table-cell>
          <table:table-cell table:formula="of:=[$'Ammon''s Data'.P20]-[$'Weston''s Data'.P20]" office:value-type="float" office:value="0" calcext:value-type="float">
            <text:p>0</text:p>
          </table:table-cell>
          <table:table-cell table:formula="of:=[$'Ammon''s Data'.Q20]-[$'Weston''s Data'.Q20]" office:value-type="float" office:value="0" calcext:value-type="float">
            <text:p>0</text:p>
          </table:table-cell>
          <table:table-cell table:formula="of:=[$'Ammon''s Data'.R20]-[$'Weston''s Data'.R20]" office:value-type="float" office:value="0" calcext:value-type="float">
            <text:p>0</text:p>
          </table:table-cell>
          <table:table-cell table:formula="of:=[$'Ammon''s Data'.S20]-[$'Weston''s Data'.S20]" office:value-type="float" office:value="0" calcext:value-type="float">
            <text:p>0</text:p>
          </table:table-cell>
          <table:table-cell table:formula="of:=[$'Ammon''s Data'.T20]-[$'Weston''s Data'.T20]" office:value-type="float" office:value="0" calcext:value-type="float">
            <text:p>0</text:p>
          </table:table-cell>
        </table:table-row>
        <table:table-row table:style-name="ro1">
          <table:table-cell table:formula="of:=[$'Ammon''s Data'.A21]-[$'Weston''s Data'.A21]" office:value-type="float" office:value="0" calcext:value-type="float">
            <text:p>0</text:p>
          </table:table-cell>
          <table:table-cell table:formula="of:=[$'Ammon''s Data'.B21]-[$'Weston''s Data'.B21]" office:value-type="float" office:value="0" calcext:value-type="float">
            <text:p>0</text:p>
          </table:table-cell>
          <table:table-cell table:formula="of:=[$'Ammon''s Data'.C21]-[$'Weston''s Data'.C21]" office:value-type="float" office:value="0" calcext:value-type="float">
            <text:p>0</text:p>
          </table:table-cell>
          <table:table-cell table:formula="of:=[$'Ammon''s Data'.D21]-[$'Weston''s Data'.D21]" office:value-type="float" office:value="0" calcext:value-type="float">
            <text:p>0</text:p>
          </table:table-cell>
          <table:table-cell table:formula="of:=[$'Ammon''s Data'.E21]-[$'Weston''s Data'.E21]" office:value-type="float" office:value="0" calcext:value-type="float">
            <text:p>0</text:p>
          </table:table-cell>
          <table:table-cell table:formula="of:=[$'Ammon''s Data'.F21]-[$'Weston''s Data'.F21]" office:value-type="float" office:value="0" calcext:value-type="float">
            <text:p>0</text:p>
          </table:table-cell>
          <table:table-cell table:formula="of:=[$'Ammon''s Data'.G21]-[$'Weston''s Data'.G21]" office:value-type="float" office:value="0" calcext:value-type="float">
            <text:p>0</text:p>
          </table:table-cell>
          <table:table-cell table:formula="of:=[$'Ammon''s Data'.H21]-[$'Weston''s Data'.H21]" office:value-type="float" office:value="0" calcext:value-type="float">
            <text:p>0</text:p>
          </table:table-cell>
          <table:table-cell table:formula="of:=[$'Ammon''s Data'.I21]-[$'Weston''s Data'.I21]" office:value-type="float" office:value="0" calcext:value-type="float">
            <text:p>0</text:p>
          </table:table-cell>
          <table:table-cell table:formula="of:=[$'Ammon''s Data'.J21]-[$'Weston''s Data'.J21]" office:value-type="float" office:value="0" calcext:value-type="float">
            <text:p>0</text:p>
          </table:table-cell>
          <table:table-cell table:formula="of:=[$'Ammon''s Data'.K21]-[$'Weston''s Data'.K21]" office:value-type="float" office:value="0" calcext:value-type="float">
            <text:p>0</text:p>
          </table:table-cell>
          <table:table-cell table:formula="of:=[$'Ammon''s Data'.L21]-[$'Weston''s Data'.L21]" office:value-type="float" office:value="0" calcext:value-type="float">
            <text:p>0</text:p>
          </table:table-cell>
          <table:table-cell table:formula="of:=[$'Ammon''s Data'.M21]-[$'Weston''s Data'.M21]" office:value-type="float" office:value="0" calcext:value-type="float">
            <text:p>0</text:p>
          </table:table-cell>
          <table:table-cell table:formula="of:=[$'Ammon''s Data'.N21]-[$'Weston''s Data'.N21]" office:value-type="float" office:value="0" calcext:value-type="float">
            <text:p>0</text:p>
          </table:table-cell>
          <table:table-cell table:formula="of:=[$'Ammon''s Data'.O21]-[$'Weston''s Data'.O21]" office:value-type="float" office:value="0" calcext:value-type="float">
            <text:p>0</text:p>
          </table:table-cell>
          <table:table-cell table:formula="of:=[$'Ammon''s Data'.P21]-[$'Weston''s Data'.P21]" office:value-type="float" office:value="0" calcext:value-type="float">
            <text:p>0</text:p>
          </table:table-cell>
          <table:table-cell table:formula="of:=[$'Ammon''s Data'.Q21]-[$'Weston''s Data'.Q21]" office:value-type="float" office:value="0" calcext:value-type="float">
            <text:p>0</text:p>
          </table:table-cell>
          <table:table-cell table:formula="of:=[$'Ammon''s Data'.R21]-[$'Weston''s Data'.R21]" office:value-type="float" office:value="0" calcext:value-type="float">
            <text:p>0</text:p>
          </table:table-cell>
          <table:table-cell table:formula="of:=[$'Ammon''s Data'.S21]-[$'Weston''s Data'.S21]" office:value-type="float" office:value="0" calcext:value-type="float">
            <text:p>0</text:p>
          </table:table-cell>
          <table:table-cell table:formula="of:=[$'Ammon''s Data'.T21]-[$'Weston''s Data'.T21]" office:value-type="float" office:value="0" calcext:value-type="float">
            <text:p>0</text:p>
          </table:table-cell>
        </table:table-row>
        <table:table-row table:style-name="ro1">
          <table:table-cell table:formula="of:=[$'Ammon''s Data'.A22]-[$'Weston''s Data'.A22]" office:value-type="float" office:value="0" calcext:value-type="float">
            <text:p>0</text:p>
          </table:table-cell>
          <table:table-cell table:formula="of:=[$'Ammon''s Data'.B22]-[$'Weston''s Data'.B22]" office:value-type="float" office:value="0" calcext:value-type="float">
            <text:p>0</text:p>
          </table:table-cell>
          <table:table-cell table:formula="of:=[$'Ammon''s Data'.C22]-[$'Weston''s Data'.C22]" office:value-type="float" office:value="0" calcext:value-type="float">
            <text:p>0</text:p>
          </table:table-cell>
          <table:table-cell table:formula="of:=[$'Ammon''s Data'.D22]-[$'Weston''s Data'.D22]" office:value-type="float" office:value="0" calcext:value-type="float">
            <text:p>0</text:p>
          </table:table-cell>
          <table:table-cell table:formula="of:=[$'Ammon''s Data'.E22]-[$'Weston''s Data'.E22]" office:value-type="float" office:value="0" calcext:value-type="float">
            <text:p>0</text:p>
          </table:table-cell>
          <table:table-cell table:formula="of:=[$'Ammon''s Data'.F22]-[$'Weston''s Data'.F22]" office:value-type="float" office:value="0" calcext:value-type="float">
            <text:p>0</text:p>
          </table:table-cell>
          <table:table-cell table:formula="of:=[$'Ammon''s Data'.G22]-[$'Weston''s Data'.G22]" office:value-type="float" office:value="0" calcext:value-type="float">
            <text:p>0</text:p>
          </table:table-cell>
          <table:table-cell table:formula="of:=[$'Ammon''s Data'.H22]-[$'Weston''s Data'.H22]" office:value-type="float" office:value="0" calcext:value-type="float">
            <text:p>0</text:p>
          </table:table-cell>
          <table:table-cell table:formula="of:=[$'Ammon''s Data'.I22]-[$'Weston''s Data'.I22]" office:value-type="float" office:value="0" calcext:value-type="float">
            <text:p>0</text:p>
          </table:table-cell>
          <table:table-cell table:formula="of:=[$'Ammon''s Data'.J22]-[$'Weston''s Data'.J22]" office:value-type="float" office:value="0" calcext:value-type="float">
            <text:p>0</text:p>
          </table:table-cell>
          <table:table-cell table:formula="of:=[$'Ammon''s Data'.K22]-[$'Weston''s Data'.K22]" office:value-type="float" office:value="0" calcext:value-type="float">
            <text:p>0</text:p>
          </table:table-cell>
          <table:table-cell table:formula="of:=[$'Ammon''s Data'.L22]-[$'Weston''s Data'.L22]" office:value-type="float" office:value="0" calcext:value-type="float">
            <text:p>0</text:p>
          </table:table-cell>
          <table:table-cell table:formula="of:=[$'Ammon''s Data'.M22]-[$'Weston''s Data'.M22]" office:value-type="float" office:value="0" calcext:value-type="float">
            <text:p>0</text:p>
          </table:table-cell>
          <table:table-cell table:formula="of:=[$'Ammon''s Data'.N22]-[$'Weston''s Data'.N22]" office:value-type="float" office:value="0" calcext:value-type="float">
            <text:p>0</text:p>
          </table:table-cell>
          <table:table-cell table:formula="of:=[$'Ammon''s Data'.O22]-[$'Weston''s Data'.O22]" office:value-type="float" office:value="0" calcext:value-type="float">
            <text:p>0</text:p>
          </table:table-cell>
          <table:table-cell table:formula="of:=[$'Ammon''s Data'.P22]-[$'Weston''s Data'.P22]" office:value-type="float" office:value="0" calcext:value-type="float">
            <text:p>0</text:p>
          </table:table-cell>
          <table:table-cell table:formula="of:=[$'Ammon''s Data'.Q22]-[$'Weston''s Data'.Q22]" office:value-type="float" office:value="0" calcext:value-type="float">
            <text:p>0</text:p>
          </table:table-cell>
          <table:table-cell table:formula="of:=[$'Ammon''s Data'.R22]-[$'Weston''s Data'.R22]" office:value-type="float" office:value="0" calcext:value-type="float">
            <text:p>0</text:p>
          </table:table-cell>
          <table:table-cell table:formula="of:=[$'Ammon''s Data'.S22]-[$'Weston''s Data'.S22]" office:value-type="float" office:value="0" calcext:value-type="float">
            <text:p>0</text:p>
          </table:table-cell>
          <table:table-cell table:formula="of:=[$'Ammon''s Data'.T22]-[$'Weston''s Data'.T22]" office:value-type="float" office:value="0" calcext:value-type="float">
            <text:p>0</text:p>
          </table:table-cell>
        </table:table-row>
        <table:table-row table:style-name="ro1">
          <table:table-cell table:formula="of:=[$'Ammon''s Data'.A23]-[$'Weston''s Data'.A23]" office:value-type="float" office:value="0" calcext:value-type="float">
            <text:p>0</text:p>
          </table:table-cell>
          <table:table-cell table:formula="of:=[$'Ammon''s Data'.B23]-[$'Weston''s Data'.B23]" office:value-type="float" office:value="0" calcext:value-type="float">
            <text:p>0</text:p>
          </table:table-cell>
          <table:table-cell table:formula="of:=[$'Ammon''s Data'.C23]-[$'Weston''s Data'.C23]" office:value-type="float" office:value="0" calcext:value-type="float">
            <text:p>0</text:p>
          </table:table-cell>
          <table:table-cell table:formula="of:=[$'Ammon''s Data'.D23]-[$'Weston''s Data'.D23]" office:value-type="float" office:value="0" calcext:value-type="float">
            <text:p>0</text:p>
          </table:table-cell>
          <table:table-cell table:formula="of:=[$'Ammon''s Data'.E23]-[$'Weston''s Data'.E23]" office:value-type="float" office:value="0" calcext:value-type="float">
            <text:p>0</text:p>
          </table:table-cell>
          <table:table-cell table:formula="of:=[$'Ammon''s Data'.F23]-[$'Weston''s Data'.F23]" office:value-type="float" office:value="0" calcext:value-type="float">
            <text:p>0</text:p>
          </table:table-cell>
          <table:table-cell table:formula="of:=[$'Ammon''s Data'.G23]-[$'Weston''s Data'.G23]" office:value-type="float" office:value="0" calcext:value-type="float">
            <text:p>0</text:p>
          </table:table-cell>
          <table:table-cell table:formula="of:=[$'Ammon''s Data'.H23]-[$'Weston''s Data'.H23]" office:value-type="float" office:value="0" calcext:value-type="float">
            <text:p>0</text:p>
          </table:table-cell>
          <table:table-cell table:formula="of:=[$'Ammon''s Data'.I23]-[$'Weston''s Data'.I23]" office:value-type="float" office:value="0" calcext:value-type="float">
            <text:p>0</text:p>
          </table:table-cell>
          <table:table-cell table:formula="of:=[$'Ammon''s Data'.J23]-[$'Weston''s Data'.J23]" office:value-type="float" office:value="0" calcext:value-type="float">
            <text:p>0</text:p>
          </table:table-cell>
          <table:table-cell table:formula="of:=[$'Ammon''s Data'.K23]-[$'Weston''s Data'.K23]" office:value-type="float" office:value="0" calcext:value-type="float">
            <text:p>0</text:p>
          </table:table-cell>
          <table:table-cell table:formula="of:=[$'Ammon''s Data'.L23]-[$'Weston''s Data'.L23]" office:value-type="float" office:value="0" calcext:value-type="float">
            <text:p>0</text:p>
          </table:table-cell>
          <table:table-cell table:formula="of:=[$'Ammon''s Data'.M23]-[$'Weston''s Data'.M23]" office:value-type="float" office:value="0" calcext:value-type="float">
            <text:p>0</text:p>
          </table:table-cell>
          <table:table-cell table:formula="of:=[$'Ammon''s Data'.N23]-[$'Weston''s Data'.N23]" office:value-type="float" office:value="0" calcext:value-type="float">
            <text:p>0</text:p>
          </table:table-cell>
          <table:table-cell table:formula="of:=[$'Ammon''s Data'.O23]-[$'Weston''s Data'.O23]" office:value-type="float" office:value="0" calcext:value-type="float">
            <text:p>0</text:p>
          </table:table-cell>
          <table:table-cell table:formula="of:=[$'Ammon''s Data'.P23]-[$'Weston''s Data'.P23]" office:value-type="float" office:value="0" calcext:value-type="float">
            <text:p>0</text:p>
          </table:table-cell>
          <table:table-cell table:formula="of:=[$'Ammon''s Data'.Q23]-[$'Weston''s Data'.Q23]" office:value-type="float" office:value="0" calcext:value-type="float">
            <text:p>0</text:p>
          </table:table-cell>
          <table:table-cell table:formula="of:=[$'Ammon''s Data'.R23]-[$'Weston''s Data'.R23]" office:value-type="float" office:value="0" calcext:value-type="float">
            <text:p>0</text:p>
          </table:table-cell>
          <table:table-cell table:formula="of:=[$'Ammon''s Data'.S23]-[$'Weston''s Data'.S23]" office:value-type="float" office:value="0" calcext:value-type="float">
            <text:p>0</text:p>
          </table:table-cell>
          <table:table-cell table:formula="of:=[$'Ammon''s Data'.T23]-[$'Weston''s Data'.T23]" office:value-type="float" office:value="0" calcext:value-type="float">
            <text:p>0</text:p>
          </table:table-cell>
        </table:table-row>
        <table:table-row table:style-name="ro1">
          <table:table-cell table:formula="of:=[$'Ammon''s Data'.A24]-[$'Weston''s Data'.A24]" office:value-type="float" office:value="0" calcext:value-type="float">
            <text:p>0</text:p>
          </table:table-cell>
          <table:table-cell table:formula="of:=[$'Ammon''s Data'.B24]-[$'Weston''s Data'.B24]" office:value-type="float" office:value="0" calcext:value-type="float">
            <text:p>0</text:p>
          </table:table-cell>
          <table:table-cell table:formula="of:=[$'Ammon''s Data'.C24]-[$'Weston''s Data'.C24]" office:value-type="float" office:value="0" calcext:value-type="float">
            <text:p>0</text:p>
          </table:table-cell>
          <table:table-cell table:formula="of:=[$'Ammon''s Data'.D24]-[$'Weston''s Data'.D24]" office:value-type="float" office:value="0" calcext:value-type="float">
            <text:p>0</text:p>
          </table:table-cell>
          <table:table-cell table:formula="of:=[$'Ammon''s Data'.E24]-[$'Weston''s Data'.E24]" office:value-type="float" office:value="0" calcext:value-type="float">
            <text:p>0</text:p>
          </table:table-cell>
          <table:table-cell table:formula="of:=[$'Ammon''s Data'.F24]-[$'Weston''s Data'.F24]" office:value-type="float" office:value="0" calcext:value-type="float">
            <text:p>0</text:p>
          </table:table-cell>
          <table:table-cell table:formula="of:=[$'Ammon''s Data'.G24]-[$'Weston''s Data'.G24]" office:value-type="float" office:value="0" calcext:value-type="float">
            <text:p>0</text:p>
          </table:table-cell>
          <table:table-cell table:formula="of:=[$'Ammon''s Data'.H24]-[$'Weston''s Data'.H24]" office:value-type="float" office:value="0" calcext:value-type="float">
            <text:p>0</text:p>
          </table:table-cell>
          <table:table-cell table:formula="of:=[$'Ammon''s Data'.I24]-[$'Weston''s Data'.I24]" office:value-type="float" office:value="0" calcext:value-type="float">
            <text:p>0</text:p>
          </table:table-cell>
          <table:table-cell table:formula="of:=[$'Ammon''s Data'.J24]-[$'Weston''s Data'.J24]" office:value-type="float" office:value="0" calcext:value-type="float">
            <text:p>0</text:p>
          </table:table-cell>
          <table:table-cell table:formula="of:=[$'Ammon''s Data'.K24]-[$'Weston''s Data'.K24]" office:value-type="float" office:value="0" calcext:value-type="float">
            <text:p>0</text:p>
          </table:table-cell>
          <table:table-cell table:formula="of:=[$'Ammon''s Data'.L24]-[$'Weston''s Data'.L24]" office:value-type="float" office:value="0" calcext:value-type="float">
            <text:p>0</text:p>
          </table:table-cell>
          <table:table-cell table:formula="of:=[$'Ammon''s Data'.M24]-[$'Weston''s Data'.M24]" office:value-type="float" office:value="0" calcext:value-type="float">
            <text:p>0</text:p>
          </table:table-cell>
          <table:table-cell table:formula="of:=[$'Ammon''s Data'.N24]-[$'Weston''s Data'.N24]" office:value-type="float" office:value="0" calcext:value-type="float">
            <text:p>0</text:p>
          </table:table-cell>
          <table:table-cell table:formula="of:=[$'Ammon''s Data'.O24]-[$'Weston''s Data'.O24]" office:value-type="float" office:value="0" calcext:value-type="float">
            <text:p>0</text:p>
          </table:table-cell>
          <table:table-cell table:formula="of:=[$'Ammon''s Data'.P24]-[$'Weston''s Data'.P24]" office:value-type="float" office:value="0" calcext:value-type="float">
            <text:p>0</text:p>
          </table:table-cell>
          <table:table-cell table:formula="of:=[$'Ammon''s Data'.Q24]-[$'Weston''s Data'.Q24]" office:value-type="float" office:value="0" calcext:value-type="float">
            <text:p>0</text:p>
          </table:table-cell>
          <table:table-cell table:formula="of:=[$'Ammon''s Data'.R24]-[$'Weston''s Data'.R24]" office:value-type="float" office:value="0" calcext:value-type="float">
            <text:p>0</text:p>
          </table:table-cell>
          <table:table-cell table:formula="of:=[$'Ammon''s Data'.S24]-[$'Weston''s Data'.S24]" office:value-type="float" office:value="0" calcext:value-type="float">
            <text:p>0</text:p>
          </table:table-cell>
          <table:table-cell table:formula="of:=[$'Ammon''s Data'.T24]-[$'Weston''s Data'.T24]" office:value-type="float" office:value="0" calcext:value-type="float">
            <text:p>0</text:p>
          </table:table-cell>
        </table:table-row>
        <table:table-row table:style-name="ro1">
          <table:table-cell table:formula="of:=[$'Ammon''s Data'.A25]-[$'Weston''s Data'.A25]" office:value-type="float" office:value="0" calcext:value-type="float">
            <text:p>0</text:p>
          </table:table-cell>
          <table:table-cell table:formula="of:=[$'Ammon''s Data'.B25]-[$'Weston''s Data'.B25]" office:value-type="float" office:value="0" calcext:value-type="float">
            <text:p>0</text:p>
          </table:table-cell>
          <table:table-cell table:formula="of:=[$'Ammon''s Data'.C25]-[$'Weston''s Data'.C25]" office:value-type="float" office:value="0" calcext:value-type="float">
            <text:p>0</text:p>
          </table:table-cell>
          <table:table-cell table:formula="of:=[$'Ammon''s Data'.D25]-[$'Weston''s Data'.D25]" office:value-type="float" office:value="0" calcext:value-type="float">
            <text:p>0</text:p>
          </table:table-cell>
          <table:table-cell table:formula="of:=[$'Ammon''s Data'.E25]-[$'Weston''s Data'.E25]" office:value-type="float" office:value="0" calcext:value-type="float">
            <text:p>0</text:p>
          </table:table-cell>
          <table:table-cell table:formula="of:=[$'Ammon''s Data'.F25]-[$'Weston''s Data'.F25]" office:value-type="float" office:value="0" calcext:value-type="float">
            <text:p>0</text:p>
          </table:table-cell>
          <table:table-cell table:formula="of:=[$'Ammon''s Data'.G25]-[$'Weston''s Data'.G25]" office:value-type="float" office:value="0" calcext:value-type="float">
            <text:p>0</text:p>
          </table:table-cell>
          <table:table-cell table:formula="of:=[$'Ammon''s Data'.H25]-[$'Weston''s Data'.H25]" office:value-type="float" office:value="0" calcext:value-type="float">
            <text:p>0</text:p>
          </table:table-cell>
          <table:table-cell table:formula="of:=[$'Ammon''s Data'.I25]-[$'Weston''s Data'.I25]" office:value-type="float" office:value="0" calcext:value-type="float">
            <text:p>0</text:p>
          </table:table-cell>
          <table:table-cell table:formula="of:=[$'Ammon''s Data'.J25]-[$'Weston''s Data'.J25]" office:value-type="float" office:value="0" calcext:value-type="float">
            <text:p>0</text:p>
          </table:table-cell>
          <table:table-cell table:formula="of:=[$'Ammon''s Data'.K25]-[$'Weston''s Data'.K25]" office:value-type="float" office:value="0" calcext:value-type="float">
            <text:p>0</text:p>
          </table:table-cell>
          <table:table-cell table:formula="of:=[$'Ammon''s Data'.L25]-[$'Weston''s Data'.L25]" office:value-type="float" office:value="0" calcext:value-type="float">
            <text:p>0</text:p>
          </table:table-cell>
          <table:table-cell table:formula="of:=[$'Ammon''s Data'.M25]-[$'Weston''s Data'.M25]" office:value-type="float" office:value="0" calcext:value-type="float">
            <text:p>0</text:p>
          </table:table-cell>
          <table:table-cell table:formula="of:=[$'Ammon''s Data'.N25]-[$'Weston''s Data'.N25]" office:value-type="float" office:value="0" calcext:value-type="float">
            <text:p>0</text:p>
          </table:table-cell>
          <table:table-cell table:formula="of:=[$'Ammon''s Data'.O25]-[$'Weston''s Data'.O25]" office:value-type="float" office:value="0" calcext:value-type="float">
            <text:p>0</text:p>
          </table:table-cell>
          <table:table-cell table:formula="of:=[$'Ammon''s Data'.P25]-[$'Weston''s Data'.P25]" office:value-type="float" office:value="0" calcext:value-type="float">
            <text:p>0</text:p>
          </table:table-cell>
          <table:table-cell table:formula="of:=[$'Ammon''s Data'.Q25]-[$'Weston''s Data'.Q25]" office:value-type="float" office:value="0" calcext:value-type="float">
            <text:p>0</text:p>
          </table:table-cell>
          <table:table-cell table:formula="of:=[$'Ammon''s Data'.R25]-[$'Weston''s Data'.R25]" office:value-type="float" office:value="0" calcext:value-type="float">
            <text:p>0</text:p>
          </table:table-cell>
          <table:table-cell table:formula="of:=[$'Ammon''s Data'.S25]-[$'Weston''s Data'.S25]" office:value-type="float" office:value="0" calcext:value-type="float">
            <text:p>0</text:p>
          </table:table-cell>
          <table:table-cell table:formula="of:=[$'Ammon''s Data'.T25]-[$'Weston''s Data'.T25]" office:value-type="float" office:value="0" calcext:value-type="float">
            <text:p>0</text:p>
          </table:table-cell>
        </table:table-row>
        <table:table-row table:style-name="ro1">
          <table:table-cell table:formula="of:=[$'Ammon''s Data'.A26]-[$'Weston''s Data'.A26]" office:value-type="float" office:value="0" calcext:value-type="float">
            <text:p>0</text:p>
          </table:table-cell>
          <table:table-cell table:formula="of:=[$'Ammon''s Data'.B26]-[$'Weston''s Data'.B26]" office:value-type="float" office:value="0" calcext:value-type="float">
            <text:p>0</text:p>
          </table:table-cell>
          <table:table-cell table:formula="of:=[$'Ammon''s Data'.C26]-[$'Weston''s Data'.C26]" office:value-type="float" office:value="0" calcext:value-type="float">
            <text:p>0</text:p>
          </table:table-cell>
          <table:table-cell table:formula="of:=[$'Ammon''s Data'.D26]-[$'Weston''s Data'.D26]" office:value-type="float" office:value="0" calcext:value-type="float">
            <text:p>0</text:p>
          </table:table-cell>
          <table:table-cell table:formula="of:=[$'Ammon''s Data'.E26]-[$'Weston''s Data'.E26]" office:value-type="float" office:value="0" calcext:value-type="float">
            <text:p>0</text:p>
          </table:table-cell>
          <table:table-cell table:formula="of:=[$'Ammon''s Data'.F26]-[$'Weston''s Data'.F26]" office:value-type="float" office:value="0" calcext:value-type="float">
            <text:p>0</text:p>
          </table:table-cell>
          <table:table-cell table:formula="of:=[$'Ammon''s Data'.G26]-[$'Weston''s Data'.G26]" office:value-type="float" office:value="0" calcext:value-type="float">
            <text:p>0</text:p>
          </table:table-cell>
          <table:table-cell table:formula="of:=[$'Ammon''s Data'.H26]-[$'Weston''s Data'.H26]" office:value-type="float" office:value="0" calcext:value-type="float">
            <text:p>0</text:p>
          </table:table-cell>
          <table:table-cell table:formula="of:=[$'Ammon''s Data'.I26]-[$'Weston''s Data'.I26]" office:value-type="float" office:value="0" calcext:value-type="float">
            <text:p>0</text:p>
          </table:table-cell>
          <table:table-cell table:formula="of:=[$'Ammon''s Data'.J26]-[$'Weston''s Data'.J26]" office:value-type="float" office:value="0" calcext:value-type="float">
            <text:p>0</text:p>
          </table:table-cell>
          <table:table-cell table:formula="of:=[$'Ammon''s Data'.K26]-[$'Weston''s Data'.K26]" office:value-type="float" office:value="0" calcext:value-type="float">
            <text:p>0</text:p>
          </table:table-cell>
          <table:table-cell table:formula="of:=[$'Ammon''s Data'.L26]-[$'Weston''s Data'.L26]" office:value-type="float" office:value="0" calcext:value-type="float">
            <text:p>0</text:p>
          </table:table-cell>
          <table:table-cell table:formula="of:=[$'Ammon''s Data'.M26]-[$'Weston''s Data'.M26]" office:value-type="float" office:value="0" calcext:value-type="float">
            <text:p>0</text:p>
          </table:table-cell>
          <table:table-cell table:formula="of:=[$'Ammon''s Data'.N26]-[$'Weston''s Data'.N26]" office:value-type="float" office:value="0" calcext:value-type="float">
            <text:p>0</text:p>
          </table:table-cell>
          <table:table-cell table:formula="of:=[$'Ammon''s Data'.O26]-[$'Weston''s Data'.O26]" office:value-type="float" office:value="0" calcext:value-type="float">
            <text:p>0</text:p>
          </table:table-cell>
          <table:table-cell table:formula="of:=[$'Ammon''s Data'.P26]-[$'Weston''s Data'.P26]" office:value-type="float" office:value="0" calcext:value-type="float">
            <text:p>0</text:p>
          </table:table-cell>
          <table:table-cell table:formula="of:=[$'Ammon''s Data'.Q26]-[$'Weston''s Data'.Q26]" office:value-type="float" office:value="0" calcext:value-type="float">
            <text:p>0</text:p>
          </table:table-cell>
          <table:table-cell table:formula="of:=[$'Ammon''s Data'.R26]-[$'Weston''s Data'.R26]" office:value-type="float" office:value="0" calcext:value-type="float">
            <text:p>0</text:p>
          </table:table-cell>
          <table:table-cell table:formula="of:=[$'Ammon''s Data'.S26]-[$'Weston''s Data'.S26]" office:value-type="float" office:value="0" calcext:value-type="float">
            <text:p>0</text:p>
          </table:table-cell>
          <table:table-cell table:formula="of:=[$'Ammon''s Data'.T26]-[$'Weston''s Data'.T26]" office:value-type="float" office:value="0" calcext:value-type="float">
            <text:p>0</text:p>
          </table:table-cell>
        </table:table-row>
        <table:table-row table:style-name="ro1">
          <table:table-cell table:formula="of:=[$'Ammon''s Data'.A27]-[$'Weston''s Data'.A27]" office:value-type="float" office:value="0" calcext:value-type="float">
            <text:p>0</text:p>
          </table:table-cell>
          <table:table-cell table:formula="of:=[$'Ammon''s Data'.B27]-[$'Weston''s Data'.B27]" office:value-type="float" office:value="0" calcext:value-type="float">
            <text:p>0</text:p>
          </table:table-cell>
          <table:table-cell table:formula="of:=[$'Ammon''s Data'.C27]-[$'Weston''s Data'.C27]" office:value-type="float" office:value="0" calcext:value-type="float">
            <text:p>0</text:p>
          </table:table-cell>
          <table:table-cell table:formula="of:=[$'Ammon''s Data'.D27]-[$'Weston''s Data'.D27]" office:value-type="float" office:value="0" calcext:value-type="float">
            <text:p>0</text:p>
          </table:table-cell>
          <table:table-cell table:formula="of:=[$'Ammon''s Data'.E27]-[$'Weston''s Data'.E27]" office:value-type="float" office:value="0" calcext:value-type="float">
            <text:p>0</text:p>
          </table:table-cell>
          <table:table-cell table:formula="of:=[$'Ammon''s Data'.F27]-[$'Weston''s Data'.F27]" office:value-type="float" office:value="0" calcext:value-type="float">
            <text:p>0</text:p>
          </table:table-cell>
          <table:table-cell table:formula="of:=[$'Ammon''s Data'.G27]-[$'Weston''s Data'.G27]" office:value-type="float" office:value="0" calcext:value-type="float">
            <text:p>0</text:p>
          </table:table-cell>
          <table:table-cell table:formula="of:=[$'Ammon''s Data'.H27]-[$'Weston''s Data'.H27]" office:value-type="float" office:value="0" calcext:value-type="float">
            <text:p>0</text:p>
          </table:table-cell>
          <table:table-cell table:formula="of:=[$'Ammon''s Data'.I27]-[$'Weston''s Data'.I27]" office:value-type="float" office:value="0" calcext:value-type="float">
            <text:p>0</text:p>
          </table:table-cell>
          <table:table-cell table:formula="of:=[$'Ammon''s Data'.J27]-[$'Weston''s Data'.J27]" office:value-type="float" office:value="0" calcext:value-type="float">
            <text:p>0</text:p>
          </table:table-cell>
          <table:table-cell table:formula="of:=[$'Ammon''s Data'.K27]-[$'Weston''s Data'.K27]" office:value-type="float" office:value="0" calcext:value-type="float">
            <text:p>0</text:p>
          </table:table-cell>
          <table:table-cell table:formula="of:=[$'Ammon''s Data'.L27]-[$'Weston''s Data'.L27]" office:value-type="float" office:value="0" calcext:value-type="float">
            <text:p>0</text:p>
          </table:table-cell>
          <table:table-cell table:formula="of:=[$'Ammon''s Data'.M27]-[$'Weston''s Data'.M27]" office:value-type="float" office:value="0" calcext:value-type="float">
            <text:p>0</text:p>
          </table:table-cell>
          <table:table-cell table:formula="of:=[$'Ammon''s Data'.N27]-[$'Weston''s Data'.N27]" office:value-type="float" office:value="0" calcext:value-type="float">
            <text:p>0</text:p>
          </table:table-cell>
          <table:table-cell table:formula="of:=[$'Ammon''s Data'.O27]-[$'Weston''s Data'.O27]" office:value-type="float" office:value="0" calcext:value-type="float">
            <text:p>0</text:p>
          </table:table-cell>
          <table:table-cell table:formula="of:=[$'Ammon''s Data'.P27]-[$'Weston''s Data'.P27]" office:value-type="float" office:value="0" calcext:value-type="float">
            <text:p>0</text:p>
          </table:table-cell>
          <table:table-cell table:formula="of:=[$'Ammon''s Data'.Q27]-[$'Weston''s Data'.Q27]" office:value-type="float" office:value="0" calcext:value-type="float">
            <text:p>0</text:p>
          </table:table-cell>
          <table:table-cell table:formula="of:=[$'Ammon''s Data'.R27]-[$'Weston''s Data'.R27]" office:value-type="float" office:value="0" calcext:value-type="float">
            <text:p>0</text:p>
          </table:table-cell>
          <table:table-cell table:formula="of:=[$'Ammon''s Data'.S27]-[$'Weston''s Data'.S27]" office:value-type="float" office:value="0" calcext:value-type="float">
            <text:p>0</text:p>
          </table:table-cell>
          <table:table-cell table:formula="of:=[$'Ammon''s Data'.T27]-[$'Weston''s Data'.T27]" office:value-type="float" office:value="0" calcext:value-type="float">
            <text:p>0</text:p>
          </table:table-cell>
        </table:table-row>
        <table:table-row table:style-name="ro1">
          <table:table-cell table:formula="of:=[$'Ammon''s Data'.A28]-[$'Weston''s Data'.A28]" office:value-type="float" office:value="0" calcext:value-type="float">
            <text:p>0</text:p>
          </table:table-cell>
          <table:table-cell table:formula="of:=[$'Ammon''s Data'.B28]-[$'Weston''s Data'.B28]" office:value-type="float" office:value="0" calcext:value-type="float">
            <text:p>0</text:p>
          </table:table-cell>
          <table:table-cell table:formula="of:=[$'Ammon''s Data'.C28]-[$'Weston''s Data'.C28]" office:value-type="float" office:value="0" calcext:value-type="float">
            <text:p>0</text:p>
          </table:table-cell>
          <table:table-cell table:formula="of:=[$'Ammon''s Data'.D28]-[$'Weston''s Data'.D28]" office:value-type="float" office:value="0" calcext:value-type="float">
            <text:p>0</text:p>
          </table:table-cell>
          <table:table-cell table:formula="of:=[$'Ammon''s Data'.E28]-[$'Weston''s Data'.E28]" office:value-type="float" office:value="0" calcext:value-type="float">
            <text:p>0</text:p>
          </table:table-cell>
          <table:table-cell table:formula="of:=[$'Ammon''s Data'.F28]-[$'Weston''s Data'.F28]" office:value-type="float" office:value="0" calcext:value-type="float">
            <text:p>0</text:p>
          </table:table-cell>
          <table:table-cell table:formula="of:=[$'Ammon''s Data'.G28]-[$'Weston''s Data'.G28]" office:value-type="float" office:value="0" calcext:value-type="float">
            <text:p>0</text:p>
          </table:table-cell>
          <table:table-cell table:formula="of:=[$'Ammon''s Data'.H28]-[$'Weston''s Data'.H28]" office:value-type="float" office:value="0" calcext:value-type="float">
            <text:p>0</text:p>
          </table:table-cell>
          <table:table-cell table:formula="of:=[$'Ammon''s Data'.I28]-[$'Weston''s Data'.I28]" office:value-type="float" office:value="0" calcext:value-type="float">
            <text:p>0</text:p>
          </table:table-cell>
          <table:table-cell table:formula="of:=[$'Ammon''s Data'.J28]-[$'Weston''s Data'.J28]" office:value-type="float" office:value="0" calcext:value-type="float">
            <text:p>0</text:p>
          </table:table-cell>
          <table:table-cell table:formula="of:=[$'Ammon''s Data'.K28]-[$'Weston''s Data'.K28]" office:value-type="float" office:value="0" calcext:value-type="float">
            <text:p>0</text:p>
          </table:table-cell>
          <table:table-cell table:formula="of:=[$'Ammon''s Data'.L28]-[$'Weston''s Data'.L28]" office:value-type="float" office:value="0" calcext:value-type="float">
            <text:p>0</text:p>
          </table:table-cell>
          <table:table-cell table:formula="of:=[$'Ammon''s Data'.M28]-[$'Weston''s Data'.M28]" office:value-type="float" office:value="0" calcext:value-type="float">
            <text:p>0</text:p>
          </table:table-cell>
          <table:table-cell table:formula="of:=[$'Ammon''s Data'.N28]-[$'Weston''s Data'.N28]" office:value-type="float" office:value="0" calcext:value-type="float">
            <text:p>0</text:p>
          </table:table-cell>
          <table:table-cell table:formula="of:=[$'Ammon''s Data'.O28]-[$'Weston''s Data'.O28]" office:value-type="float" office:value="0" calcext:value-type="float">
            <text:p>0</text:p>
          </table:table-cell>
          <table:table-cell table:formula="of:=[$'Ammon''s Data'.P28]-[$'Weston''s Data'.P28]" office:value-type="float" office:value="0" calcext:value-type="float">
            <text:p>0</text:p>
          </table:table-cell>
          <table:table-cell table:formula="of:=[$'Ammon''s Data'.Q28]-[$'Weston''s Data'.Q28]" office:value-type="float" office:value="0" calcext:value-type="float">
            <text:p>0</text:p>
          </table:table-cell>
          <table:table-cell table:formula="of:=[$'Ammon''s Data'.R28]-[$'Weston''s Data'.R28]" office:value-type="float" office:value="0" calcext:value-type="float">
            <text:p>0</text:p>
          </table:table-cell>
          <table:table-cell table:formula="of:=[$'Ammon''s Data'.S28]-[$'Weston''s Data'.S28]" office:value-type="float" office:value="0" calcext:value-type="float">
            <text:p>0</text:p>
          </table:table-cell>
          <table:table-cell table:formula="of:=[$'Ammon''s Data'.T28]-[$'Weston''s Data'.T28]" office:value-type="float" office:value="0" calcext:value-type="float">
            <text:p>0</text:p>
          </table:table-cell>
        </table:table-row>
        <table:table-row table:style-name="ro1">
          <table:table-cell table:formula="of:=[$'Ammon''s Data'.A29]-[$'Weston''s Data'.A29]" office:value-type="float" office:value="0" calcext:value-type="float">
            <text:p>0</text:p>
          </table:table-cell>
          <table:table-cell table:formula="of:=[$'Ammon''s Data'.B29]-[$'Weston''s Data'.B29]" office:value-type="float" office:value="0" calcext:value-type="float">
            <text:p>0</text:p>
          </table:table-cell>
          <table:table-cell table:formula="of:=[$'Ammon''s Data'.C29]-[$'Weston''s Data'.C29]" office:value-type="float" office:value="0" calcext:value-type="float">
            <text:p>0</text:p>
          </table:table-cell>
          <table:table-cell table:formula="of:=[$'Ammon''s Data'.D29]-[$'Weston''s Data'.D29]" office:value-type="float" office:value="0" calcext:value-type="float">
            <text:p>0</text:p>
          </table:table-cell>
          <table:table-cell table:formula="of:=[$'Ammon''s Data'.E29]-[$'Weston''s Data'.E29]" office:value-type="float" office:value="0" calcext:value-type="float">
            <text:p>0</text:p>
          </table:table-cell>
          <table:table-cell table:formula="of:=[$'Ammon''s Data'.F29]-[$'Weston''s Data'.F29]" office:value-type="float" office:value="0" calcext:value-type="float">
            <text:p>0</text:p>
          </table:table-cell>
          <table:table-cell table:formula="of:=[$'Ammon''s Data'.G29]-[$'Weston''s Data'.G29]" office:value-type="float" office:value="0" calcext:value-type="float">
            <text:p>0</text:p>
          </table:table-cell>
          <table:table-cell table:formula="of:=[$'Ammon''s Data'.H29]-[$'Weston''s Data'.H29]" office:value-type="float" office:value="0" calcext:value-type="float">
            <text:p>0</text:p>
          </table:table-cell>
          <table:table-cell table:formula="of:=[$'Ammon''s Data'.I29]-[$'Weston''s Data'.I29]" office:value-type="float" office:value="0" calcext:value-type="float">
            <text:p>0</text:p>
          </table:table-cell>
          <table:table-cell table:formula="of:=[$'Ammon''s Data'.J29]-[$'Weston''s Data'.J29]" office:value-type="float" office:value="0" calcext:value-type="float">
            <text:p>0</text:p>
          </table:table-cell>
          <table:table-cell table:formula="of:=[$'Ammon''s Data'.K29]-[$'Weston''s Data'.K29]" office:value-type="float" office:value="0" calcext:value-type="float">
            <text:p>0</text:p>
          </table:table-cell>
          <table:table-cell table:formula="of:=[$'Ammon''s Data'.L29]-[$'Weston''s Data'.L29]" office:value-type="float" office:value="0" calcext:value-type="float">
            <text:p>0</text:p>
          </table:table-cell>
          <table:table-cell table:formula="of:=[$'Ammon''s Data'.M29]-[$'Weston''s Data'.M29]" office:value-type="float" office:value="0" calcext:value-type="float">
            <text:p>0</text:p>
          </table:table-cell>
          <table:table-cell table:formula="of:=[$'Ammon''s Data'.N29]-[$'Weston''s Data'.N29]" office:value-type="float" office:value="0" calcext:value-type="float">
            <text:p>0</text:p>
          </table:table-cell>
          <table:table-cell table:formula="of:=[$'Ammon''s Data'.O29]-[$'Weston''s Data'.O29]" office:value-type="float" office:value="0" calcext:value-type="float">
            <text:p>0</text:p>
          </table:table-cell>
          <table:table-cell table:formula="of:=[$'Ammon''s Data'.P29]-[$'Weston''s Data'.P29]" office:value-type="float" office:value="0" calcext:value-type="float">
            <text:p>0</text:p>
          </table:table-cell>
          <table:table-cell table:formula="of:=[$'Ammon''s Data'.Q29]-[$'Weston''s Data'.Q29]" office:value-type="float" office:value="0" calcext:value-type="float">
            <text:p>0</text:p>
          </table:table-cell>
          <table:table-cell table:formula="of:=[$'Ammon''s Data'.R29]-[$'Weston''s Data'.R29]" office:value-type="float" office:value="0" calcext:value-type="float">
            <text:p>0</text:p>
          </table:table-cell>
          <table:table-cell table:formula="of:=[$'Ammon''s Data'.S29]-[$'Weston''s Data'.S29]" office:value-type="float" office:value="0" calcext:value-type="float">
            <text:p>0</text:p>
          </table:table-cell>
          <table:table-cell table:formula="of:=[$'Ammon''s Data'.T29]-[$'Weston''s Data'.T29]" office:value-type="float" office:value="0" calcext:value-type="float">
            <text:p>0</text:p>
          </table:table-cell>
        </table:table-row>
        <table:table-row table:style-name="ro1">
          <table:table-cell table:formula="of:=[$'Ammon''s Data'.A30]-[$'Weston''s Data'.A30]" office:value-type="float" office:value="0" calcext:value-type="float">
            <text:p>0</text:p>
          </table:table-cell>
          <table:table-cell table:formula="of:=[$'Ammon''s Data'.B30]-[$'Weston''s Data'.B30]" office:value-type="float" office:value="0" calcext:value-type="float">
            <text:p>0</text:p>
          </table:table-cell>
          <table:table-cell table:formula="of:=[$'Ammon''s Data'.C30]-[$'Weston''s Data'.C30]" office:value-type="float" office:value="0" calcext:value-type="float">
            <text:p>0</text:p>
          </table:table-cell>
          <table:table-cell table:formula="of:=[$'Ammon''s Data'.D30]-[$'Weston''s Data'.D30]" office:value-type="float" office:value="0" calcext:value-type="float">
            <text:p>0</text:p>
          </table:table-cell>
          <table:table-cell table:formula="of:=[$'Ammon''s Data'.E30]-[$'Weston''s Data'.E30]" office:value-type="float" office:value="0" calcext:value-type="float">
            <text:p>0</text:p>
          </table:table-cell>
          <table:table-cell table:formula="of:=[$'Ammon''s Data'.F30]-[$'Weston''s Data'.F30]" office:value-type="float" office:value="0" calcext:value-type="float">
            <text:p>0</text:p>
          </table:table-cell>
          <table:table-cell table:formula="of:=[$'Ammon''s Data'.G30]-[$'Weston''s Data'.G30]" office:value-type="float" office:value="0" calcext:value-type="float">
            <text:p>0</text:p>
          </table:table-cell>
          <table:table-cell table:formula="of:=[$'Ammon''s Data'.H30]-[$'Weston''s Data'.H30]" office:value-type="float" office:value="0" calcext:value-type="float">
            <text:p>0</text:p>
          </table:table-cell>
          <table:table-cell table:formula="of:=[$'Ammon''s Data'.I30]-[$'Weston''s Data'.I30]" office:value-type="float" office:value="0" calcext:value-type="float">
            <text:p>0</text:p>
          </table:table-cell>
          <table:table-cell table:formula="of:=[$'Ammon''s Data'.J30]-[$'Weston''s Data'.J30]" office:value-type="float" office:value="0" calcext:value-type="float">
            <text:p>0</text:p>
          </table:table-cell>
          <table:table-cell table:formula="of:=[$'Ammon''s Data'.K30]-[$'Weston''s Data'.K30]" office:value-type="float" office:value="0" calcext:value-type="float">
            <text:p>0</text:p>
          </table:table-cell>
          <table:table-cell table:formula="of:=[$'Ammon''s Data'.L30]-[$'Weston''s Data'.L30]" office:value-type="float" office:value="0" calcext:value-type="float">
            <text:p>0</text:p>
          </table:table-cell>
          <table:table-cell table:formula="of:=[$'Ammon''s Data'.M30]-[$'Weston''s Data'.M30]" office:value-type="float" office:value="0" calcext:value-type="float">
            <text:p>0</text:p>
          </table:table-cell>
          <table:table-cell table:formula="of:=[$'Ammon''s Data'.N30]-[$'Weston''s Data'.N30]" office:value-type="float" office:value="0" calcext:value-type="float">
            <text:p>0</text:p>
          </table:table-cell>
          <table:table-cell table:formula="of:=[$'Ammon''s Data'.O30]-[$'Weston''s Data'.O30]" office:value-type="float" office:value="0" calcext:value-type="float">
            <text:p>0</text:p>
          </table:table-cell>
          <table:table-cell table:formula="of:=[$'Ammon''s Data'.P30]-[$'Weston''s Data'.P30]" office:value-type="float" office:value="0" calcext:value-type="float">
            <text:p>0</text:p>
          </table:table-cell>
          <table:table-cell table:formula="of:=[$'Ammon''s Data'.Q30]-[$'Weston''s Data'.Q30]" office:value-type="float" office:value="0" calcext:value-type="float">
            <text:p>0</text:p>
          </table:table-cell>
          <table:table-cell table:formula="of:=[$'Ammon''s Data'.R30]-[$'Weston''s Data'.R30]" office:value-type="float" office:value="0" calcext:value-type="float">
            <text:p>0</text:p>
          </table:table-cell>
          <table:table-cell table:formula="of:=[$'Ammon''s Data'.S30]-[$'Weston''s Data'.S30]" office:value-type="float" office:value="0" calcext:value-type="float">
            <text:p>0</text:p>
          </table:table-cell>
          <table:table-cell table:formula="of:=[$'Ammon''s Data'.T30]-[$'Weston''s Data'.T30]" office:value-type="float" office:value="0" calcext:value-type="float">
            <text:p>0</text:p>
          </table:table-cell>
        </table:table-row>
        <table:table-row table:style-name="ro1">
          <table:table-cell table:formula="of:=[$'Ammon''s Data'.A31]-[$'Weston''s Data'.A31]" office:value-type="float" office:value="0" calcext:value-type="float">
            <text:p>0</text:p>
          </table:table-cell>
          <table:table-cell table:formula="of:=[$'Ammon''s Data'.B31]-[$'Weston''s Data'.B31]" office:value-type="float" office:value="0" calcext:value-type="float">
            <text:p>0</text:p>
          </table:table-cell>
          <table:table-cell table:formula="of:=[$'Ammon''s Data'.C31]-[$'Weston''s Data'.C31]" office:value-type="float" office:value="0" calcext:value-type="float">
            <text:p>0</text:p>
          </table:table-cell>
          <table:table-cell table:formula="of:=[$'Ammon''s Data'.D31]-[$'Weston''s Data'.D31]" office:value-type="float" office:value="0" calcext:value-type="float">
            <text:p>0</text:p>
          </table:table-cell>
          <table:table-cell table:formula="of:=[$'Ammon''s Data'.E31]-[$'Weston''s Data'.E31]" office:value-type="float" office:value="0" calcext:value-type="float">
            <text:p>0</text:p>
          </table:table-cell>
          <table:table-cell table:formula="of:=[$'Ammon''s Data'.F31]-[$'Weston''s Data'.F31]" office:value-type="float" office:value="0" calcext:value-type="float">
            <text:p>0</text:p>
          </table:table-cell>
          <table:table-cell table:formula="of:=[$'Ammon''s Data'.G31]-[$'Weston''s Data'.G31]" office:value-type="float" office:value="0" calcext:value-type="float">
            <text:p>0</text:p>
          </table:table-cell>
          <table:table-cell table:formula="of:=[$'Ammon''s Data'.H31]-[$'Weston''s Data'.H31]" office:value-type="float" office:value="0" calcext:value-type="float">
            <text:p>0</text:p>
          </table:table-cell>
          <table:table-cell table:formula="of:=[$'Ammon''s Data'.I31]-[$'Weston''s Data'.I31]" office:value-type="float" office:value="0" calcext:value-type="float">
            <text:p>0</text:p>
          </table:table-cell>
          <table:table-cell table:formula="of:=[$'Ammon''s Data'.J31]-[$'Weston''s Data'.J31]" office:value-type="float" office:value="0" calcext:value-type="float">
            <text:p>0</text:p>
          </table:table-cell>
          <table:table-cell table:formula="of:=[$'Ammon''s Data'.K31]-[$'Weston''s Data'.K31]" office:value-type="float" office:value="0" calcext:value-type="float">
            <text:p>0</text:p>
          </table:table-cell>
          <table:table-cell table:formula="of:=[$'Ammon''s Data'.L31]-[$'Weston''s Data'.L31]" office:value-type="float" office:value="0" calcext:value-type="float">
            <text:p>0</text:p>
          </table:table-cell>
          <table:table-cell table:formula="of:=[$'Ammon''s Data'.M31]-[$'Weston''s Data'.M31]" office:value-type="float" office:value="0" calcext:value-type="float">
            <text:p>0</text:p>
          </table:table-cell>
          <table:table-cell table:formula="of:=[$'Ammon''s Data'.N31]-[$'Weston''s Data'.N31]" office:value-type="float" office:value="0" calcext:value-type="float">
            <text:p>0</text:p>
          </table:table-cell>
          <table:table-cell table:formula="of:=[$'Ammon''s Data'.O31]-[$'Weston''s Data'.O31]" office:value-type="float" office:value="0" calcext:value-type="float">
            <text:p>0</text:p>
          </table:table-cell>
          <table:table-cell table:formula="of:=[$'Ammon''s Data'.P31]-[$'Weston''s Data'.P31]" office:value-type="float" office:value="0" calcext:value-type="float">
            <text:p>0</text:p>
          </table:table-cell>
          <table:table-cell table:formula="of:=[$'Ammon''s Data'.Q31]-[$'Weston''s Data'.Q31]" office:value-type="float" office:value="0" calcext:value-type="float">
            <text:p>0</text:p>
          </table:table-cell>
          <table:table-cell table:formula="of:=[$'Ammon''s Data'.R31]-[$'Weston''s Data'.R31]" office:value-type="float" office:value="0" calcext:value-type="float">
            <text:p>0</text:p>
          </table:table-cell>
          <table:table-cell table:formula="of:=[$'Ammon''s Data'.S31]-[$'Weston''s Data'.S31]" office:value-type="float" office:value="0" calcext:value-type="float">
            <text:p>0</text:p>
          </table:table-cell>
          <table:table-cell table:formula="of:=[$'Ammon''s Data'.T31]-[$'Weston''s Data'.T31]" office:value-type="float" office:value="0" calcext:value-type="float">
            <text:p>0</text:p>
          </table:table-cell>
        </table:table-row>
        <table:table-row table:style-name="ro1">
          <table:table-cell table:formula="of:=[$'Ammon''s Data'.A32]-[$'Weston''s Data'.A32]" office:value-type="float" office:value="0" calcext:value-type="float">
            <text:p>0</text:p>
          </table:table-cell>
          <table:table-cell table:formula="of:=[$'Ammon''s Data'.B32]-[$'Weston''s Data'.B32]" office:value-type="float" office:value="0" calcext:value-type="float">
            <text:p>0</text:p>
          </table:table-cell>
          <table:table-cell table:formula="of:=[$'Ammon''s Data'.C32]-[$'Weston''s Data'.C32]" office:value-type="float" office:value="0" calcext:value-type="float">
            <text:p>0</text:p>
          </table:table-cell>
          <table:table-cell table:formula="of:=[$'Ammon''s Data'.D32]-[$'Weston''s Data'.D32]" office:value-type="float" office:value="0" calcext:value-type="float">
            <text:p>0</text:p>
          </table:table-cell>
          <table:table-cell table:formula="of:=[$'Ammon''s Data'.E32]-[$'Weston''s Data'.E32]" office:value-type="float" office:value="0" calcext:value-type="float">
            <text:p>0</text:p>
          </table:table-cell>
          <table:table-cell table:formula="of:=[$'Ammon''s Data'.F32]-[$'Weston''s Data'.F32]" office:value-type="float" office:value="0" calcext:value-type="float">
            <text:p>0</text:p>
          </table:table-cell>
          <table:table-cell table:formula="of:=[$'Ammon''s Data'.G32]-[$'Weston''s Data'.G32]" office:value-type="float" office:value="0" calcext:value-type="float">
            <text:p>0</text:p>
          </table:table-cell>
          <table:table-cell table:formula="of:=[$'Ammon''s Data'.H32]-[$'Weston''s Data'.H32]" office:value-type="float" office:value="0" calcext:value-type="float">
            <text:p>0</text:p>
          </table:table-cell>
          <table:table-cell table:formula="of:=[$'Ammon''s Data'.I32]-[$'Weston''s Data'.I32]" office:value-type="float" office:value="0" calcext:value-type="float">
            <text:p>0</text:p>
          </table:table-cell>
          <table:table-cell table:formula="of:=[$'Ammon''s Data'.J32]-[$'Weston''s Data'.J32]" office:value-type="float" office:value="0" calcext:value-type="float">
            <text:p>0</text:p>
          </table:table-cell>
          <table:table-cell table:formula="of:=[$'Ammon''s Data'.K32]-[$'Weston''s Data'.K32]" office:value-type="float" office:value="0" calcext:value-type="float">
            <text:p>0</text:p>
          </table:table-cell>
          <table:table-cell table:formula="of:=[$'Ammon''s Data'.L32]-[$'Weston''s Data'.L32]" office:value-type="float" office:value="0" calcext:value-type="float">
            <text:p>0</text:p>
          </table:table-cell>
          <table:table-cell table:formula="of:=[$'Ammon''s Data'.M32]-[$'Weston''s Data'.M32]" office:value-type="float" office:value="0" calcext:value-type="float">
            <text:p>0</text:p>
          </table:table-cell>
          <table:table-cell table:formula="of:=[$'Ammon''s Data'.N32]-[$'Weston''s Data'.N32]" office:value-type="float" office:value="0" calcext:value-type="float">
            <text:p>0</text:p>
          </table:table-cell>
          <table:table-cell table:formula="of:=[$'Ammon''s Data'.O32]-[$'Weston''s Data'.O32]" office:value-type="float" office:value="0" calcext:value-type="float">
            <text:p>0</text:p>
          </table:table-cell>
          <table:table-cell table:formula="of:=[$'Ammon''s Data'.P32]-[$'Weston''s Data'.P32]" office:value-type="float" office:value="0" calcext:value-type="float">
            <text:p>0</text:p>
          </table:table-cell>
          <table:table-cell table:formula="of:=[$'Ammon''s Data'.Q32]-[$'Weston''s Data'.Q32]" office:value-type="float" office:value="0" calcext:value-type="float">
            <text:p>0</text:p>
          </table:table-cell>
          <table:table-cell table:formula="of:=[$'Ammon''s Data'.R32]-[$'Weston''s Data'.R32]" office:value-type="float" office:value="0" calcext:value-type="float">
            <text:p>0</text:p>
          </table:table-cell>
          <table:table-cell table:formula="of:=[$'Ammon''s Data'.S32]-[$'Weston''s Data'.S32]" office:value-type="float" office:value="0" calcext:value-type="float">
            <text:p>0</text:p>
          </table:table-cell>
          <table:table-cell table:formula="of:=[$'Ammon''s Data'.T32]-[$'Weston''s Data'.T32]" office:value-type="float" office:value="0" calcext:value-type="float">
            <text:p>0</text:p>
          </table:table-cell>
        </table:table-row>
        <table:table-row table:style-name="ro1">
          <table:table-cell table:formula="of:=[$'Ammon''s Data'.A33]-[$'Weston''s Data'.A33]" office:value-type="float" office:value="0" calcext:value-type="float">
            <text:p>0</text:p>
          </table:table-cell>
          <table:table-cell table:formula="of:=[$'Ammon''s Data'.B33]-[$'Weston''s Data'.B33]" office:value-type="float" office:value="0" calcext:value-type="float">
            <text:p>0</text:p>
          </table:table-cell>
          <table:table-cell table:formula="of:=[$'Ammon''s Data'.C33]-[$'Weston''s Data'.C33]" office:value-type="float" office:value="0" calcext:value-type="float">
            <text:p>0</text:p>
          </table:table-cell>
          <table:table-cell table:formula="of:=[$'Ammon''s Data'.D33]-[$'Weston''s Data'.D33]" office:value-type="float" office:value="0" calcext:value-type="float">
            <text:p>0</text:p>
          </table:table-cell>
          <table:table-cell table:formula="of:=[$'Ammon''s Data'.E33]-[$'Weston''s Data'.E33]" office:value-type="float" office:value="0" calcext:value-type="float">
            <text:p>0</text:p>
          </table:table-cell>
          <table:table-cell table:formula="of:=[$'Ammon''s Data'.F33]-[$'Weston''s Data'.F33]" office:value-type="float" office:value="0" calcext:value-type="float">
            <text:p>0</text:p>
          </table:table-cell>
          <table:table-cell table:formula="of:=[$'Ammon''s Data'.G33]-[$'Weston''s Data'.G33]" office:value-type="float" office:value="0" calcext:value-type="float">
            <text:p>0</text:p>
          </table:table-cell>
          <table:table-cell table:formula="of:=[$'Ammon''s Data'.H33]-[$'Weston''s Data'.H33]" office:value-type="float" office:value="0" calcext:value-type="float">
            <text:p>0</text:p>
          </table:table-cell>
          <table:table-cell table:formula="of:=[$'Ammon''s Data'.I33]-[$'Weston''s Data'.I33]" office:value-type="float" office:value="0" calcext:value-type="float">
            <text:p>0</text:p>
          </table:table-cell>
          <table:table-cell table:formula="of:=[$'Ammon''s Data'.J33]-[$'Weston''s Data'.J33]" office:value-type="float" office:value="0" calcext:value-type="float">
            <text:p>0</text:p>
          </table:table-cell>
          <table:table-cell table:formula="of:=[$'Ammon''s Data'.K33]-[$'Weston''s Data'.K33]" office:value-type="float" office:value="0" calcext:value-type="float">
            <text:p>0</text:p>
          </table:table-cell>
          <table:table-cell table:formula="of:=[$'Ammon''s Data'.L33]-[$'Weston''s Data'.L33]" office:value-type="float" office:value="0" calcext:value-type="float">
            <text:p>0</text:p>
          </table:table-cell>
          <table:table-cell table:formula="of:=[$'Ammon''s Data'.M33]-[$'Weston''s Data'.M33]" office:value-type="float" office:value="0" calcext:value-type="float">
            <text:p>0</text:p>
          </table:table-cell>
          <table:table-cell table:formula="of:=[$'Ammon''s Data'.N33]-[$'Weston''s Data'.N33]" office:value-type="float" office:value="0" calcext:value-type="float">
            <text:p>0</text:p>
          </table:table-cell>
          <table:table-cell table:formula="of:=[$'Ammon''s Data'.O33]-[$'Weston''s Data'.O33]" office:value-type="float" office:value="0" calcext:value-type="float">
            <text:p>0</text:p>
          </table:table-cell>
          <table:table-cell table:formula="of:=[$'Ammon''s Data'.P33]-[$'Weston''s Data'.P33]" office:value-type="float" office:value="0" calcext:value-type="float">
            <text:p>0</text:p>
          </table:table-cell>
          <table:table-cell table:formula="of:=[$'Ammon''s Data'.Q33]-[$'Weston''s Data'.Q33]" office:value-type="float" office:value="0" calcext:value-type="float">
            <text:p>0</text:p>
          </table:table-cell>
          <table:table-cell table:formula="of:=[$'Ammon''s Data'.R33]-[$'Weston''s Data'.R33]" office:value-type="float" office:value="0" calcext:value-type="float">
            <text:p>0</text:p>
          </table:table-cell>
          <table:table-cell table:formula="of:=[$'Ammon''s Data'.S33]-[$'Weston''s Data'.S33]" office:value-type="float" office:value="0" calcext:value-type="float">
            <text:p>0</text:p>
          </table:table-cell>
          <table:table-cell table:formula="of:=[$'Ammon''s Data'.T33]-[$'Weston''s Data'.T33]" office:value-type="float" office:value="0" calcext:value-type="float">
            <text:p>0</text:p>
          </table:table-cell>
        </table:table-row>
        <table:table-row table:style-name="ro1">
          <table:table-cell table:formula="of:=[$'Ammon''s Data'.A34]-[$'Weston''s Data'.A34]" office:value-type="float" office:value="0" calcext:value-type="float">
            <text:p>0</text:p>
          </table:table-cell>
          <table:table-cell table:formula="of:=[$'Ammon''s Data'.B34]-[$'Weston''s Data'.B34]" office:value-type="float" office:value="0" calcext:value-type="float">
            <text:p>0</text:p>
          </table:table-cell>
          <table:table-cell table:formula="of:=[$'Ammon''s Data'.C34]-[$'Weston''s Data'.C34]" office:value-type="float" office:value="0" calcext:value-type="float">
            <text:p>0</text:p>
          </table:table-cell>
          <table:table-cell table:formula="of:=[$'Ammon''s Data'.D34]-[$'Weston''s Data'.D34]" office:value-type="float" office:value="0" calcext:value-type="float">
            <text:p>0</text:p>
          </table:table-cell>
          <table:table-cell table:formula="of:=[$'Ammon''s Data'.E34]-[$'Weston''s Data'.E34]" office:value-type="float" office:value="0" calcext:value-type="float">
            <text:p>0</text:p>
          </table:table-cell>
          <table:table-cell table:formula="of:=[$'Ammon''s Data'.F34]-[$'Weston''s Data'.F34]" office:value-type="float" office:value="0" calcext:value-type="float">
            <text:p>0</text:p>
          </table:table-cell>
          <table:table-cell table:formula="of:=[$'Ammon''s Data'.G34]-[$'Weston''s Data'.G34]" office:value-type="float" office:value="0" calcext:value-type="float">
            <text:p>0</text:p>
          </table:table-cell>
          <table:table-cell table:formula="of:=[$'Ammon''s Data'.H34]-[$'Weston''s Data'.H34]" office:value-type="float" office:value="0" calcext:value-type="float">
            <text:p>0</text:p>
          </table:table-cell>
          <table:table-cell table:formula="of:=[$'Ammon''s Data'.I34]-[$'Weston''s Data'.I34]" office:value-type="float" office:value="0" calcext:value-type="float">
            <text:p>0</text:p>
          </table:table-cell>
          <table:table-cell table:formula="of:=[$'Ammon''s Data'.J34]-[$'Weston''s Data'.J34]" office:value-type="float" office:value="0" calcext:value-type="float">
            <text:p>0</text:p>
          </table:table-cell>
          <table:table-cell table:formula="of:=[$'Ammon''s Data'.K34]-[$'Weston''s Data'.K34]" office:value-type="float" office:value="0" calcext:value-type="float">
            <text:p>0</text:p>
          </table:table-cell>
          <table:table-cell table:formula="of:=[$'Ammon''s Data'.L34]-[$'Weston''s Data'.L34]" office:value-type="float" office:value="0" calcext:value-type="float">
            <text:p>0</text:p>
          </table:table-cell>
          <table:table-cell table:formula="of:=[$'Ammon''s Data'.M34]-[$'Weston''s Data'.M34]" office:value-type="float" office:value="0" calcext:value-type="float">
            <text:p>0</text:p>
          </table:table-cell>
          <table:table-cell table:formula="of:=[$'Ammon''s Data'.N34]-[$'Weston''s Data'.N34]" office:value-type="float" office:value="0" calcext:value-type="float">
            <text:p>0</text:p>
          </table:table-cell>
          <table:table-cell table:formula="of:=[$'Ammon''s Data'.O34]-[$'Weston''s Data'.O34]" office:value-type="float" office:value="0" calcext:value-type="float">
            <text:p>0</text:p>
          </table:table-cell>
          <table:table-cell table:formula="of:=[$'Ammon''s Data'.P34]-[$'Weston''s Data'.P34]" office:value-type="float" office:value="0" calcext:value-type="float">
            <text:p>0</text:p>
          </table:table-cell>
          <table:table-cell table:formula="of:=[$'Ammon''s Data'.Q34]-[$'Weston''s Data'.Q34]" office:value-type="float" office:value="0" calcext:value-type="float">
            <text:p>0</text:p>
          </table:table-cell>
          <table:table-cell table:formula="of:=[$'Ammon''s Data'.R34]-[$'Weston''s Data'.R34]" office:value-type="float" office:value="0" calcext:value-type="float">
            <text:p>0</text:p>
          </table:table-cell>
          <table:table-cell table:formula="of:=[$'Ammon''s Data'.S34]-[$'Weston''s Data'.S34]" office:value-type="float" office:value="0" calcext:value-type="float">
            <text:p>0</text:p>
          </table:table-cell>
          <table:table-cell table:formula="of:=[$'Ammon''s Data'.T34]-[$'Weston''s Data'.T34]" office:value-type="float" office:value="0" calcext:value-type="float">
            <text:p>0</text:p>
          </table:table-cell>
        </table:table-row>
        <table:table-row table:style-name="ro1">
          <table:table-cell table:formula="of:=[$'Ammon''s Data'.A35]-[$'Weston''s Data'.A35]" office:value-type="float" office:value="0" calcext:value-type="float">
            <text:p>0</text:p>
          </table:table-cell>
          <table:table-cell table:formula="of:=[$'Ammon''s Data'.B35]-[$'Weston''s Data'.B35]" office:value-type="float" office:value="0" calcext:value-type="float">
            <text:p>0</text:p>
          </table:table-cell>
          <table:table-cell table:formula="of:=[$'Ammon''s Data'.C35]-[$'Weston''s Data'.C35]" office:value-type="float" office:value="0" calcext:value-type="float">
            <text:p>0</text:p>
          </table:table-cell>
          <table:table-cell table:formula="of:=[$'Ammon''s Data'.D35]-[$'Weston''s Data'.D35]" office:value-type="float" office:value="0" calcext:value-type="float">
            <text:p>0</text:p>
          </table:table-cell>
          <table:table-cell table:formula="of:=[$'Ammon''s Data'.E35]-[$'Weston''s Data'.E35]" office:value-type="float" office:value="0" calcext:value-type="float">
            <text:p>0</text:p>
          </table:table-cell>
          <table:table-cell table:formula="of:=[$'Ammon''s Data'.F35]-[$'Weston''s Data'.F35]" office:value-type="float" office:value="0" calcext:value-type="float">
            <text:p>0</text:p>
          </table:table-cell>
          <table:table-cell table:formula="of:=[$'Ammon''s Data'.G35]-[$'Weston''s Data'.G35]" office:value-type="float" office:value="0" calcext:value-type="float">
            <text:p>0</text:p>
          </table:table-cell>
          <table:table-cell table:formula="of:=[$'Ammon''s Data'.H35]-[$'Weston''s Data'.H35]" office:value-type="float" office:value="0" calcext:value-type="float">
            <text:p>0</text:p>
          </table:table-cell>
          <table:table-cell table:formula="of:=[$'Ammon''s Data'.I35]-[$'Weston''s Data'.I35]" office:value-type="float" office:value="0" calcext:value-type="float">
            <text:p>0</text:p>
          </table:table-cell>
          <table:table-cell table:formula="of:=[$'Ammon''s Data'.J35]-[$'Weston''s Data'.J35]" office:value-type="float" office:value="0" calcext:value-type="float">
            <text:p>0</text:p>
          </table:table-cell>
          <table:table-cell table:formula="of:=[$'Ammon''s Data'.K35]-[$'Weston''s Data'.K35]" office:value-type="float" office:value="0" calcext:value-type="float">
            <text:p>0</text:p>
          </table:table-cell>
          <table:table-cell table:formula="of:=[$'Ammon''s Data'.L35]-[$'Weston''s Data'.L35]" office:value-type="float" office:value="0" calcext:value-type="float">
            <text:p>0</text:p>
          </table:table-cell>
          <table:table-cell table:formula="of:=[$'Ammon''s Data'.M35]-[$'Weston''s Data'.M35]" office:value-type="float" office:value="0" calcext:value-type="float">
            <text:p>0</text:p>
          </table:table-cell>
          <table:table-cell table:formula="of:=[$'Ammon''s Data'.N35]-[$'Weston''s Data'.N35]" office:value-type="float" office:value="0" calcext:value-type="float">
            <text:p>0</text:p>
          </table:table-cell>
          <table:table-cell table:formula="of:=[$'Ammon''s Data'.O35]-[$'Weston''s Data'.O35]" office:value-type="float" office:value="0" calcext:value-type="float">
            <text:p>0</text:p>
          </table:table-cell>
          <table:table-cell table:formula="of:=[$'Ammon''s Data'.P35]-[$'Weston''s Data'.P35]" office:value-type="float" office:value="0" calcext:value-type="float">
            <text:p>0</text:p>
          </table:table-cell>
          <table:table-cell table:formula="of:=[$'Ammon''s Data'.Q35]-[$'Weston''s Data'.Q35]" office:value-type="float" office:value="0" calcext:value-type="float">
            <text:p>0</text:p>
          </table:table-cell>
          <table:table-cell table:formula="of:=[$'Ammon''s Data'.R35]-[$'Weston''s Data'.R35]" office:value-type="float" office:value="0" calcext:value-type="float">
            <text:p>0</text:p>
          </table:table-cell>
          <table:table-cell table:formula="of:=[$'Ammon''s Data'.S35]-[$'Weston''s Data'.S35]" office:value-type="float" office:value="0" calcext:value-type="float">
            <text:p>0</text:p>
          </table:table-cell>
          <table:table-cell table:formula="of:=[$'Ammon''s Data'.T35]-[$'Weston''s Data'.T35]" office:value-type="float" office:value="0" calcext:value-type="float">
            <text:p>0</text:p>
          </table:table-cell>
        </table:table-row>
        <table:table-row table:style-name="ro1">
          <table:table-cell table:formula="of:=[$'Ammon''s Data'.A36]-[$'Weston''s Data'.A36]" office:value-type="float" office:value="0" calcext:value-type="float">
            <text:p>0</text:p>
          </table:table-cell>
          <table:table-cell table:formula="of:=[$'Ammon''s Data'.B36]-[$'Weston''s Data'.B36]" office:value-type="float" office:value="0" calcext:value-type="float">
            <text:p>0</text:p>
          </table:table-cell>
          <table:table-cell table:formula="of:=[$'Ammon''s Data'.C36]-[$'Weston''s Data'.C36]" office:value-type="float" office:value="0" calcext:value-type="float">
            <text:p>0</text:p>
          </table:table-cell>
          <table:table-cell table:formula="of:=[$'Ammon''s Data'.D36]-[$'Weston''s Data'.D36]" office:value-type="float" office:value="0" calcext:value-type="float">
            <text:p>0</text:p>
          </table:table-cell>
          <table:table-cell table:formula="of:=[$'Ammon''s Data'.E36]-[$'Weston''s Data'.E36]" office:value-type="float" office:value="0" calcext:value-type="float">
            <text:p>0</text:p>
          </table:table-cell>
          <table:table-cell table:formula="of:=[$'Ammon''s Data'.F36]-[$'Weston''s Data'.F36]" office:value-type="float" office:value="0" calcext:value-type="float">
            <text:p>0</text:p>
          </table:table-cell>
          <table:table-cell table:formula="of:=[$'Ammon''s Data'.G36]-[$'Weston''s Data'.G36]" office:value-type="float" office:value="0" calcext:value-type="float">
            <text:p>0</text:p>
          </table:table-cell>
          <table:table-cell table:formula="of:=[$'Ammon''s Data'.H36]-[$'Weston''s Data'.H36]" office:value-type="float" office:value="0" calcext:value-type="float">
            <text:p>0</text:p>
          </table:table-cell>
          <table:table-cell table:formula="of:=[$'Ammon''s Data'.I36]-[$'Weston''s Data'.I36]" office:value-type="float" office:value="0" calcext:value-type="float">
            <text:p>0</text:p>
          </table:table-cell>
          <table:table-cell table:formula="of:=[$'Ammon''s Data'.J36]-[$'Weston''s Data'.J36]" office:value-type="float" office:value="0" calcext:value-type="float">
            <text:p>0</text:p>
          </table:table-cell>
          <table:table-cell table:formula="of:=[$'Ammon''s Data'.K36]-[$'Weston''s Data'.K36]" office:value-type="float" office:value="0" calcext:value-type="float">
            <text:p>0</text:p>
          </table:table-cell>
          <table:table-cell table:formula="of:=[$'Ammon''s Data'.L36]-[$'Weston''s Data'.L36]" office:value-type="float" office:value="0" calcext:value-type="float">
            <text:p>0</text:p>
          </table:table-cell>
          <table:table-cell table:formula="of:=[$'Ammon''s Data'.M36]-[$'Weston''s Data'.M36]" office:value-type="float" office:value="0" calcext:value-type="float">
            <text:p>0</text:p>
          </table:table-cell>
          <table:table-cell table:formula="of:=[$'Ammon''s Data'.N36]-[$'Weston''s Data'.N36]" office:value-type="float" office:value="0" calcext:value-type="float">
            <text:p>0</text:p>
          </table:table-cell>
          <table:table-cell table:formula="of:=[$'Ammon''s Data'.O36]-[$'Weston''s Data'.O36]" office:value-type="float" office:value="0" calcext:value-type="float">
            <text:p>0</text:p>
          </table:table-cell>
          <table:table-cell table:formula="of:=[$'Ammon''s Data'.P36]-[$'Weston''s Data'.P36]" office:value-type="float" office:value="0" calcext:value-type="float">
            <text:p>0</text:p>
          </table:table-cell>
          <table:table-cell table:formula="of:=[$'Ammon''s Data'.Q36]-[$'Weston''s Data'.Q36]" office:value-type="float" office:value="0" calcext:value-type="float">
            <text:p>0</text:p>
          </table:table-cell>
          <table:table-cell table:formula="of:=[$'Ammon''s Data'.R36]-[$'Weston''s Data'.R36]" office:value-type="float" office:value="0" calcext:value-type="float">
            <text:p>0</text:p>
          </table:table-cell>
          <table:table-cell table:formula="of:=[$'Ammon''s Data'.S36]-[$'Weston''s Data'.S36]" office:value-type="float" office:value="0" calcext:value-type="float">
            <text:p>0</text:p>
          </table:table-cell>
          <table:table-cell table:formula="of:=[$'Ammon''s Data'.T36]-[$'Weston''s Data'.T3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7]-[$'Weston''s Data'.M37]" office:value-type="float" office:value="0" calcext:value-type="float">
            <text:p>0</text:p>
          </table:table-cell>
          <table:table-cell table:formula="of:=[$'Ammon''s Data'.N37]-[$'Weston''s Data'.N37]" office:value-type="float" office:value="0" calcext:value-type="float">
            <text:p>0</text:p>
          </table:table-cell>
          <table:table-cell table:formula="of:=[$'Ammon''s Data'.O37]-[$'Weston''s Data'.O37]" office:value-type="float" office:value="0" calcext:value-type="float">
            <text:p>0</text:p>
          </table:table-cell>
          <table:table-cell table:formula="of:=[$'Ammon''s Data'.P37]-[$'Weston''s Data'.P37]" office:value-type="float" office:value="0" calcext:value-type="float">
            <text:p>0</text:p>
          </table:table-cell>
          <table:table-cell table:formula="of:=[$'Ammon''s Data'.Q37]-[$'Weston''s Data'.Q37]" office:value-type="float" office:value="0" calcext:value-type="float">
            <text:p>0</text:p>
          </table:table-cell>
          <table:table-cell table:formula="of:=[$'Ammon''s Data'.R37]-[$'Weston''s Data'.R37]" office:value-type="float" office:value="0" calcext:value-type="float">
            <text:p>0</text:p>
          </table:table-cell>
          <table:table-cell table:formula="of:=[$'Ammon''s Data'.S37]-[$'Weston''s Data'.S37]" office:value-type="float" office:value="0" calcext:value-type="float">
            <text:p>0</text:p>
          </table:table-cell>
          <table:table-cell table:formula="of:=[$'Ammon''s Data'.T37]-[$'Weston''s Data'.T37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8]-[$'Weston''s Data'.M38]" office:value-type="float" office:value="0" calcext:value-type="float">
            <text:p>0</text:p>
          </table:table-cell>
          <table:table-cell table:formula="of:=[$'Ammon''s Data'.N38]-[$'Weston''s Data'.N38]" office:value-type="float" office:value="0" calcext:value-type="float">
            <text:p>0</text:p>
          </table:table-cell>
          <table:table-cell table:formula="of:=[$'Ammon''s Data'.O38]-[$'Weston''s Data'.O38]" office:value-type="float" office:value="0" calcext:value-type="float">
            <text:p>0</text:p>
          </table:table-cell>
          <table:table-cell table:formula="of:=[$'Ammon''s Data'.P38]-[$'Weston''s Data'.P38]" office:value-type="float" office:value="0" calcext:value-type="float">
            <text:p>0</text:p>
          </table:table-cell>
          <table:table-cell table:formula="of:=[$'Ammon''s Data'.Q38]-[$'Weston''s Data'.Q38]" office:value-type="float" office:value="0" calcext:value-type="float">
            <text:p>0</text:p>
          </table:table-cell>
          <table:table-cell table:formula="of:=[$'Ammon''s Data'.R38]-[$'Weston''s Data'.R38]" office:value-type="float" office:value="0" calcext:value-type="float">
            <text:p>0</text:p>
          </table:table-cell>
          <table:table-cell table:formula="of:=[$'Ammon''s Data'.S38]-[$'Weston''s Data'.S38]" office:value-type="float" office:value="0" calcext:value-type="float">
            <text:p>0</text:p>
          </table:table-cell>
          <table:table-cell table:formula="of:=[$'Ammon''s Data'.T38]-[$'Weston''s Data'.T3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9]-[$'Weston''s Data'.M39]" office:value-type="float" office:value="0" calcext:value-type="float">
            <text:p>0</text:p>
          </table:table-cell>
          <table:table-cell table:formula="of:=[$'Ammon''s Data'.N39]-[$'Weston''s Data'.N39]" office:value-type="float" office:value="0" calcext:value-type="float">
            <text:p>0</text:p>
          </table:table-cell>
          <table:table-cell table:formula="of:=[$'Ammon''s Data'.O39]-[$'Weston''s Data'.O39]" office:value-type="float" office:value="0" calcext:value-type="float">
            <text:p>0</text:p>
          </table:table-cell>
          <table:table-cell table:formula="of:=[$'Ammon''s Data'.P39]-[$'Weston''s Data'.P39]" office:value-type="float" office:value="0" calcext:value-type="float">
            <text:p>0</text:p>
          </table:table-cell>
          <table:table-cell table:formula="of:=[$'Ammon''s Data'.Q39]-[$'Weston''s Data'.Q39]" office:value-type="float" office:value="0" calcext:value-type="float">
            <text:p>0</text:p>
          </table:table-cell>
          <table:table-cell table:formula="of:=[$'Ammon''s Data'.R39]-[$'Weston''s Data'.R39]" office:value-type="float" office:value="0" calcext:value-type="float">
            <text:p>0</text:p>
          </table:table-cell>
          <table:table-cell table:formula="of:=[$'Ammon''s Data'.S39]-[$'Weston''s Data'.S39]" office:value-type="float" office:value="0" calcext:value-type="float">
            <text:p>0</text:p>
          </table:table-cell>
          <table:table-cell table:formula="of:=[$'Ammon''s Data'.T39]-[$'Weston''s Data'.T3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0]-[$'Weston''s Data'.M40]" office:value-type="float" office:value="0" calcext:value-type="float">
            <text:p>0</text:p>
          </table:table-cell>
          <table:table-cell table:formula="of:=[$'Ammon''s Data'.N40]-[$'Weston''s Data'.N40]" office:value-type="float" office:value="0" calcext:value-type="float">
            <text:p>0</text:p>
          </table:table-cell>
          <table:table-cell table:formula="of:=[$'Ammon''s Data'.O40]-[$'Weston''s Data'.O40]" office:value-type="float" office:value="0" calcext:value-type="float">
            <text:p>0</text:p>
          </table:table-cell>
          <table:table-cell table:formula="of:=[$'Ammon''s Data'.P40]-[$'Weston''s Data'.P40]" office:value-type="float" office:value="0" calcext:value-type="float">
            <text:p>0</text:p>
          </table:table-cell>
          <table:table-cell table:formula="of:=[$'Ammon''s Data'.Q40]-[$'Weston''s Data'.Q40]" office:value-type="float" office:value="0" calcext:value-type="float">
            <text:p>0</text:p>
          </table:table-cell>
          <table:table-cell table:formula="of:=[$'Ammon''s Data'.R40]-[$'Weston''s Data'.R40]" office:value-type="float" office:value="0" calcext:value-type="float">
            <text:p>0</text:p>
          </table:table-cell>
          <table:table-cell table:formula="of:=[$'Ammon''s Data'.S40]-[$'Weston''s Data'.S40]" office:value-type="float" office:value="0" calcext:value-type="float">
            <text:p>0</text:p>
          </table:table-cell>
          <table:table-cell table:formula="of:=[$'Ammon''s Data'.T40]-[$'Weston''s Data'.T4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1]-[$'Weston''s Data'.M41]" office:value-type="float" office:value="0" calcext:value-type="float">
            <text:p>0</text:p>
          </table:table-cell>
          <table:table-cell table:formula="of:=[$'Ammon''s Data'.N41]-[$'Weston''s Data'.N41]" office:value-type="float" office:value="0" calcext:value-type="float">
            <text:p>0</text:p>
          </table:table-cell>
          <table:table-cell table:formula="of:=[$'Ammon''s Data'.O41]-[$'Weston''s Data'.O41]" office:value-type="float" office:value="0" calcext:value-type="float">
            <text:p>0</text:p>
          </table:table-cell>
          <table:table-cell table:formula="of:=[$'Ammon''s Data'.P41]-[$'Weston''s Data'.P41]" office:value-type="float" office:value="0" calcext:value-type="float">
            <text:p>0</text:p>
          </table:table-cell>
          <table:table-cell table:formula="of:=[$'Ammon''s Data'.Q41]-[$'Weston''s Data'.Q41]" office:value-type="float" office:value="0" calcext:value-type="float">
            <text:p>0</text:p>
          </table:table-cell>
          <table:table-cell table:formula="of:=[$'Ammon''s Data'.R41]-[$'Weston''s Data'.R41]" office:value-type="float" office:value="0" calcext:value-type="float">
            <text:p>0</text:p>
          </table:table-cell>
          <table:table-cell table:formula="of:=[$'Ammon''s Data'.S41]-[$'Weston''s Data'.S41]" office:value-type="float" office:value="0" calcext:value-type="float">
            <text:p>0</text:p>
          </table:table-cell>
          <table:table-cell table:formula="of:=[$'Ammon''s Data'.T41]-[$'Weston''s Data'.T4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2]-[$'Weston''s Data'.M42]" office:value-type="float" office:value="0" calcext:value-type="float">
            <text:p>0</text:p>
          </table:table-cell>
          <table:table-cell table:formula="of:=[$'Ammon''s Data'.N42]-[$'Weston''s Data'.N42]" office:value-type="float" office:value="0" calcext:value-type="float">
            <text:p>0</text:p>
          </table:table-cell>
          <table:table-cell table:formula="of:=[$'Ammon''s Data'.O42]-[$'Weston''s Data'.O42]" office:value-type="float" office:value="0" calcext:value-type="float">
            <text:p>0</text:p>
          </table:table-cell>
          <table:table-cell table:formula="of:=[$'Ammon''s Data'.P42]-[$'Weston''s Data'.P42]" office:value-type="float" office:value="0" calcext:value-type="float">
            <text:p>0</text:p>
          </table:table-cell>
          <table:table-cell table:formula="of:=[$'Ammon''s Data'.Q42]-[$'Weston''s Data'.Q42]" office:value-type="float" office:value="0" calcext:value-type="float">
            <text:p>0</text:p>
          </table:table-cell>
          <table:table-cell table:formula="of:=[$'Ammon''s Data'.R42]-[$'Weston''s Data'.R42]" office:value-type="float" office:value="0" calcext:value-type="float">
            <text:p>0</text:p>
          </table:table-cell>
          <table:table-cell table:formula="of:=[$'Ammon''s Data'.S42]-[$'Weston''s Data'.S42]" office:value-type="float" office:value="0" calcext:value-type="float">
            <text:p>0</text:p>
          </table:table-cell>
          <table:table-cell table:formula="of:=[$'Ammon''s Data'.T42]-[$'Weston''s Data'.T4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3]-[$'Weston''s Data'.M43]" office:value-type="float" office:value="0" calcext:value-type="float">
            <text:p>0</text:p>
          </table:table-cell>
          <table:table-cell table:formula="of:=[$'Ammon''s Data'.N43]-[$'Weston''s Data'.N43]" office:value-type="float" office:value="0" calcext:value-type="float">
            <text:p>0</text:p>
          </table:table-cell>
          <table:table-cell table:formula="of:=[$'Ammon''s Data'.O43]-[$'Weston''s Data'.O43]" office:value-type="float" office:value="0" calcext:value-type="float">
            <text:p>0</text:p>
          </table:table-cell>
          <table:table-cell table:formula="of:=[$'Ammon''s Data'.P43]-[$'Weston''s Data'.P43]" office:value-type="float" office:value="0" calcext:value-type="float">
            <text:p>0</text:p>
          </table:table-cell>
          <table:table-cell table:formula="of:=[$'Ammon''s Data'.Q43]-[$'Weston''s Data'.Q43]" office:value-type="float" office:value="0" calcext:value-type="float">
            <text:p>0</text:p>
          </table:table-cell>
          <table:table-cell table:formula="of:=[$'Ammon''s Data'.R43]-[$'Weston''s Data'.R43]" office:value-type="float" office:value="0" calcext:value-type="float">
            <text:p>0</text:p>
          </table:table-cell>
          <table:table-cell table:formula="of:=[$'Ammon''s Data'.S43]-[$'Weston''s Data'.S43]" office:value-type="float" office:value="0" calcext:value-type="float">
            <text:p>0</text:p>
          </table:table-cell>
          <table:table-cell table:formula="of:=[$'Ammon''s Data'.T43]-[$'Weston''s Data'.T4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4]-[$'Weston''s Data'.M44]" office:value-type="float" office:value="0" calcext:value-type="float">
            <text:p>0</text:p>
          </table:table-cell>
          <table:table-cell table:formula="of:=[$'Ammon''s Data'.N44]-[$'Weston''s Data'.N44]" office:value-type="float" office:value="0" calcext:value-type="float">
            <text:p>0</text:p>
          </table:table-cell>
          <table:table-cell table:formula="of:=[$'Ammon''s Data'.O44]-[$'Weston''s Data'.O44]" office:value-type="float" office:value="0" calcext:value-type="float">
            <text:p>0</text:p>
          </table:table-cell>
          <table:table-cell table:formula="of:=[$'Ammon''s Data'.P44]-[$'Weston''s Data'.P44]" office:value-type="float" office:value="0" calcext:value-type="float">
            <text:p>0</text:p>
          </table:table-cell>
          <table:table-cell table:formula="of:=[$'Ammon''s Data'.Q44]-[$'Weston''s Data'.Q44]" office:value-type="float" office:value="0" calcext:value-type="float">
            <text:p>0</text:p>
          </table:table-cell>
          <table:table-cell table:formula="of:=[$'Ammon''s Data'.R44]-[$'Weston''s Data'.R44]" office:value-type="float" office:value="0" calcext:value-type="float">
            <text:p>0</text:p>
          </table:table-cell>
          <table:table-cell table:formula="of:=[$'Ammon''s Data'.S44]-[$'Weston''s Data'.S44]" office:value-type="float" office:value="0" calcext:value-type="float">
            <text:p>0</text:p>
          </table:table-cell>
          <table:table-cell table:formula="of:=[$'Ammon''s Data'.T44]-[$'Weston''s Data'.T44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5]-[$'Weston''s Data'.M45]" office:value-type="float" office:value="0" calcext:value-type="float">
            <text:p>0</text:p>
          </table:table-cell>
          <table:table-cell table:formula="of:=[$'Ammon''s Data'.N45]-[$'Weston''s Data'.N45]" office:value-type="float" office:value="0" calcext:value-type="float">
            <text:p>0</text:p>
          </table:table-cell>
          <table:table-cell table:formula="of:=[$'Ammon''s Data'.O45]-[$'Weston''s Data'.O45]" office:value-type="float" office:value="0" calcext:value-type="float">
            <text:p>0</text:p>
          </table:table-cell>
          <table:table-cell table:formula="of:=[$'Ammon''s Data'.P45]-[$'Weston''s Data'.P45]" office:value-type="float" office:value="0" calcext:value-type="float">
            <text:p>0</text:p>
          </table:table-cell>
          <table:table-cell table:formula="of:=[$'Ammon''s Data'.Q45]-[$'Weston''s Data'.Q45]" office:value-type="float" office:value="0" calcext:value-type="float">
            <text:p>0</text:p>
          </table:table-cell>
          <table:table-cell table:formula="of:=[$'Ammon''s Data'.R45]-[$'Weston''s Data'.R45]" office:value-type="float" office:value="0" calcext:value-type="float">
            <text:p>0</text:p>
          </table:table-cell>
          <table:table-cell table:formula="of:=[$'Ammon''s Data'.S45]-[$'Weston''s Data'.S45]" office:value-type="float" office:value="0" calcext:value-type="float">
            <text:p>0</text:p>
          </table:table-cell>
          <table:table-cell table:formula="of:=[$'Ammon''s Data'.T45]-[$'Weston''s Data'.T4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6]-[$'Weston''s Data'.M46]" office:value-type="float" office:value="0" calcext:value-type="float">
            <text:p>0</text:p>
          </table:table-cell>
          <table:table-cell table:formula="of:=[$'Ammon''s Data'.N46]-[$'Weston''s Data'.N46]" office:value-type="float" office:value="0" calcext:value-type="float">
            <text:p>0</text:p>
          </table:table-cell>
          <table:table-cell table:formula="of:=[$'Ammon''s Data'.O46]-[$'Weston''s Data'.O46]" office:value-type="float" office:value="0" calcext:value-type="float">
            <text:p>0</text:p>
          </table:table-cell>
          <table:table-cell table:formula="of:=[$'Ammon''s Data'.P46]-[$'Weston''s Data'.P46]" office:value-type="float" office:value="0" calcext:value-type="float">
            <text:p>0</text:p>
          </table:table-cell>
          <table:table-cell table:formula="of:=[$'Ammon''s Data'.Q46]-[$'Weston''s Data'.Q46]" office:value-type="float" office:value="0" calcext:value-type="float">
            <text:p>0</text:p>
          </table:table-cell>
          <table:table-cell table:formula="of:=[$'Ammon''s Data'.R46]-[$'Weston''s Data'.R46]" office:value-type="float" office:value="0" calcext:value-type="float">
            <text:p>0</text:p>
          </table:table-cell>
          <table:table-cell table:formula="of:=[$'Ammon''s Data'.S46]-[$'Weston''s Data'.S46]" office:value-type="float" office:value="0" calcext:value-type="float">
            <text:p>0</text:p>
          </table:table-cell>
          <table:table-cell table:formula="of:=[$'Ammon''s Data'.T46]-[$'Weston''s Data'.T4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7]-[$'Weston''s Data'.M47]" office:value-type="float" office:value="0" calcext:value-type="float">
            <text:p>0</text:p>
          </table:table-cell>
          <table:table-cell table:formula="of:=[$'Ammon''s Data'.N47]-[$'Weston''s Data'.N47]" office:value-type="float" office:value="0" calcext:value-type="float">
            <text:p>0</text:p>
          </table:table-cell>
          <table:table-cell table:formula="of:=[$'Ammon''s Data'.O47]-[$'Weston''s Data'.O47]" office:value-type="float" office:value="0" calcext:value-type="float">
            <text:p>0</text:p>
          </table:table-cell>
          <table:table-cell table:formula="of:=[$'Ammon''s Data'.P47]-[$'Weston''s Data'.P47]" office:value-type="float" office:value="0" calcext:value-type="float">
            <text:p>0</text:p>
          </table:table-cell>
          <table:table-cell table:formula="of:=[$'Ammon''s Data'.Q47]-[$'Weston''s Data'.Q47]" office:value-type="float" office:value="0" calcext:value-type="float">
            <text:p>0</text:p>
          </table:table-cell>
          <table:table-cell table:formula="of:=[$'Ammon''s Data'.R47]-[$'Weston''s Data'.R47]" office:value-type="float" office:value="0" calcext:value-type="float">
            <text:p>0</text:p>
          </table:table-cell>
          <table:table-cell table:formula="of:=[$'Ammon''s Data'.S47]-[$'Weston''s Data'.S47]" office:value-type="float" office:value="0" calcext:value-type="float">
            <text:p>0</text:p>
          </table:table-cell>
          <table:table-cell table:formula="of:=[$'Ammon''s Data'.T47]-[$'Weston''s Data'.T4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9:29:54.080836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10T09:30:06.576776749</dc:date>
    <meta:editing-duration>PT2H50M17S</meta:editing-duration>
    <meta:editing-cycles>50</meta:editing-cycles>
    <meta:document-statistic meta:table-count="3" meta:cell-count="1894" meta:object-count="0"/>
    <meta:user-defined meta:name="ProgId">Excel.Sheet</meta:user-defined>
  </office:meta>
</office:document-meta>
</file>